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08cm"/>
    </style:style>
    <style:style style:name="co2" style:family="table-column">
      <style:table-column-properties fo:break-before="auto" style:column-width="5.754cm"/>
    </style:style>
    <style:style style:name="co3" style:family="table-column">
      <style:table-column-properties fo:break-before="auto" style:column-width="6.054cm"/>
    </style:style>
    <style:style style:name="co4" style:family="table-column">
      <style:table-column-properties fo:break-before="auto" style:column-width="40.693cm"/>
    </style:style>
    <style:style style:name="co5" style:family="table-column">
      <style:table-column-properties fo:break-before="auto" style:column-width="3.249cm"/>
    </style:style>
    <style:style style:name="co6" style:family="table-column">
      <style:table-column-properties fo:break-before="auto" style:column-width="4.337cm"/>
    </style:style>
    <style:style style:name="co7" style:family="table-column">
      <style:table-column-properties fo:break-before="auto" style:column-width="3.821cm"/>
    </style:style>
    <style:style style:name="co8" style:family="table-column">
      <style:table-column-properties fo:break-before="auto" style:column-width="2.023cm"/>
    </style:style>
    <style:style style:name="co9" style:family="table-column">
      <style:table-column-properties fo:break-before="auto" style:column-width="3.521cm"/>
    </style:style>
    <style:style style:name="co10" style:family="table-column">
      <style:table-column-properties fo:break-before="auto" style:column-width="2.258cm"/>
    </style:style>
    <style:style style:name="ro1"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jobs_KODIPAKA_SAIDIVYA_20251008_15162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title</text:p>
          </table:table-cell>
          <table:table-cell office:value-type="string" calcext:value-type="string">
            <text:p>company</text:p>
          </table:table-cell>
          <table:table-cell office:value-type="string" calcext:value-type="string">
            <text:p>location</text:p>
          </table:table-cell>
          <table:table-cell office:value-type="string" calcext:value-type="string">
            <text:p>link</text:p>
          </table:table-cell>
          <table:table-cell office:value-type="string" calcext:value-type="string">
            <text:p>description</text:p>
          </table:table-cell>
          <table:table-cell office:value-type="string" calcext:value-type="string">
            <text:p>searched_for</text:p>
          </table:table-cell>
          <table:table-cell office:value-type="string" calcext:value-type="string">
            <text:p>experience_level_filter</text:p>
          </table:table-cell>
          <table:table-cell office:value-type="string" calcext:value-type="string">
            <text:p>days_back</text:p>
          </table:table-cell>
          <table:table-cell office:value-type="string" calcext:value-type="string">
            <text:p>scraped_at</text:p>
          </table:table-cell>
        </table:table-row>
        <table:table-row table:style-name="ro1">
          <table:table-cell office:value-type="string" calcext:value-type="string">
            <text:p>Graduate Engineering Trainee</text:p>
          </table:table-cell>
          <table:table-cell office:value-type="string" calcext:value-type="string">
            <text:p>Adani Electricity</text:p>
          </table:table-cell>
          <table:table-cell office:value-type="string" calcext:value-type="string">
            <text:p>Pune, Maharashtra, India</text:p>
          </table:table-cell>
          <table:table-cell office:value-type="string" calcext:value-type="string">
            <text:p>https://in.linkedin.com/jobs/view/graduate-engineering-trainee-at-adani-electricity-4309114548?position=1&amp;pageNum=0&amp;refId=YIkHsSW3vmwYfau3yNvjVg%3D%3D&amp;trackingId=9xsNwAxqNoeZcZQfDJ1y8A%3D%3D</text:p>
          </table:table-cell>
          <table:table-cell office:value-type="string" calcext:value-type="string">
            <text:p>About Business JOB DESCRIPTION Adani Group: Adani Group is a diversified organisation in India comprising 10 publicly traded companies. It has created a world-class logistics and utility infrastructure portfolio that has a pan-India presence. Adani Group is headquartered in Ahmedabad, in the state of Gujarat, India. Over the years, Adani Group has positioned itself to be the market leader in its logistics and energy businesses focusing on large-scale infrastructure development in India with O &amp; M practices benchmarked to global standards. With four IG-rated businesses, it is the only Infrastructure Investment Grade issuer in India.Adani Energy Solutions Limited: Adani Energy Solutions Limited (AESL) is a leading player in India’s power transmission and energy infrastructure sector, enabling seamless and efficient energy flow across the nation. With a strong presence in both operational and under-construction projects, AESL manages over 20,000 circuit kilometers of transmission lines and substations. As a part of the Adani Group, AESL is driven by the philosophy of #GrowthWithGoodness, aiming to build a sustainable and resilient energy future. Through digital innovation, smart grid deployment, and a commitment to ESG excellence, AESL plays a vital role in strengthening India’s energy security and powering inclusive growth.Job Purpose: The Divisional Incharge (Projects)-SM plays a critical role in driving business development activities within the Smart Metering domain. This includes identifying and pursuing new opportunities, supporting project execution, and contributing to the development and implementation of innovative solutions. By leveraging market insights and fostering strong collaboration with stakeholders, this role ensures the successful expansion of the Smart Metering business while aligning with organizational goals for growth and innovation.ResponsibilitiesDivisional Incharge (Projects)-SMOperational ExcellenceMaximize project value by developing cost-effective and competitive bids that align with business objectives, ensuring proposals deliver measurable returns.Drive project completion by monitoring progress of Smart Metering projects, including MSEDCL Package 6, to meet quality benchmarks, timelines, and budgetary goals.Governance, Compliance, And Risk ManagementEnsure organizational integrity by enforcing compliance with regulatory and internal standards during project bidding and execution, reducing operational risks.Minimize project vulnerabilities by analyzing competitive market trends and integrating risk mitigation strategies, ensuring sustainable and secure implementation.Technology And InnovationElevate project outcomes by leading the adoption of Integrated Project Management Software, enhancing transparency and operational efficiency in Smart Metering workflows.Drive business innovation by collaborating with the AMI Strategy team to design Smart Metering solutions that align with emerging market trends and business growth objectives.Stakeholder ManagementAlign cross-functional teams by facilitating collaboration, resolving operational challenges, and ensuring project strategies are implemented effectively to meet organizational objectives.Strengthen partnerships with DISCOMs, utilities, vendors, and regulatory authorities by fostering transparent communication, defining clear deliverables, and ensuring compliance with project requirements to achieve seamless execution.Key Stakeholders - InternalProject DepartmentFinance DepartmentCompliance and Risk Management DepartmentIT/Technology DepartmentOperations DepartmentCustomer Service DepartmentProcurement and Supply Chain DepartmentSafety and Quality Assurance DepartmentHuman Resources DepartmentSmart Metering Tender DepartmentKey Stakeholders - ExternalGovernment and Regulatory BodiesVendorsQualificationsEducational Qualification:BE Electrical / Mechanical / ElectronicsMBA PrefferedWork Experience (Range Of Years)0-5 years</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08</text:p>
          </table:table-cell>
        </table:table-row>
        <table:table-row table:style-name="ro1">
          <table:table-cell office:value-type="string" calcext:value-type="string">
            <text:p>Graduate Electrical Engineer</text:p>
          </table:table-cell>
          <table:table-cell office:value-type="string" calcext:value-type="string">
            <text:p>BHARAT RESEARCHERS CLOUD</text:p>
          </table:table-cell>
          <table:table-cell office:value-type="string" calcext:value-type="string">
            <text:p>Bengaluru, Karnataka, India</text:p>
          </table:table-cell>
          <table:table-cell office:value-type="string" calcext:value-type="string">
            <text:p>https://in.linkedin.com/jobs/view/graduate-electrical-engineer-at-bharat-researchers-cloud-4308556951?position=2&amp;pageNum=0&amp;refId=YIkHsSW3vmwYfau3yNvjVg%3D%3D&amp;trackingId=T6ru7%2B2eUnQTOfKOp6e64w%3D%3D</text:p>
          </table:table-cell>
          <table:table-cell office:value-type="string" calcext:value-type="string">
            <text:p>Company DescriptionBharat Researchers Cloud, based in Bengaluru, is dedicated to R&amp;D and building the largest digital platform for the Research and Innovation Sector called BHARC PLATFORM. Our mission is to foster collaboration, knowledge sharing, and meaningful connections within various domains. We aim to provide 1,000 opportunities in the next two years, focusing on job creation, R&amp;D, and entrepreneurship. BHARC is an innovative platform designed to bridge the gap between institutions, organizations, industries, and individuals by showcasing research work and facilitating networking and collaboration.Role DescriptionThis is a full-time hybrid role for a Graduate Electrical Engineer based in Bengaluru. The Graduate Electrical Engineer will be responsible for tasks related to electrical design, power systems, and power distribution. This role entails daily activities such as designing electrical systems, analyzing electricity usage, and developing solutions for efficient power distribution. While the primary location is in Bengaluru, some work from home is acceptable.QualificationsElectrical Design and Electrical Engineering skillsKnowledge of Electricity and Power SystemsExperience in Power DistributionStrong analytical and problem-solving skillsBachelor's degree in Electrical Engineering or related fieldEffective communication and teamwork skillsAbility to work both independently and as part of a teamRoles and Responsibilities:1.Collaborate on Project TasksAssist in designing, developing, and testing project components.Work under the guidance of senior engineers or project leads to learn best practices.2.Research and DocumentationConduct research on relevant technologies or methodologies.Document findings, processes, and project progress regularly.3.Problem-Solving and InnovationContribute fresh ideas and solutions to improve project outcomes.Take part in brainstorming sessions and team discussions.4.Learning and Skill EnhancementShow initiative in learning new tools, frameworks, or processes.Seek feedback from mentors and proactively work on personal development</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15</text:p>
          </table:table-cell>
        </table:table-row>
        <table:table-row table:style-name="ro1">
          <table:table-cell office:value-type="string" calcext:value-type="string">
            <text:p>Field Executive Trainee-Electrical DMD ( 82314310 )</text:p>
          </table:table-cell>
          <table:table-cell office:value-type="string" calcext:value-type="string">
            <text:p>Reliance Industries Limited</text:p>
          </table:table-cell>
          <table:table-cell office:value-type="string" calcext:value-type="string">
            <text:p>Bharuch, Gujarat, India</text:p>
          </table:table-cell>
          <table:table-cell office:value-type="string" calcext:value-type="string">
            <text:p>https://in.linkedin.com/jobs/view/field-executive-trainee-electrical-dmd-82314310-at-reliance-industries-limited-4308578338?position=3&amp;pageNum=0&amp;refId=YIkHsSW3vmwYfau3yNvjVg%3D%3D&amp;trackingId=cpSi6mUKgUSGB51xyDs31A%3D%3D</text:p>
          </table:table-cell>
          <table:table-cell office:value-type="string" calcext:value-type="string">
            <text:p>Job Responsibilities :Abide by safe operating procedures within operating rangeAct as first responder to emergenciesSuggest safety improvementsSafe handling of hazardous materials and plant wastes Contribute to housekeepingSupport contract workmen on safe workingMonitor and control field equipment as per SOPs,SOCs,LLF checklist and ODR instrumentsCoordinate closely with shift superintendent/panel executiveCollect and deliver samples from the field for laboratory testingReport promptly any abnormal observations to shift engineer /panel executiveHandover / takeover of equipment from maintenancePerform condition monitoring using portable instruments (ODR)Perform minor troubleshootingPerform minor maintenanceTo contribute towards reduction of waste /handling of chemicalsTo operate equipment efficientlyIdentify and suggest opportunities for improvementFollowing latest safety guidelines, management guide line like, TQM, EFQM, QCC, 5S etc.Maintain shift logs for respective area /equipmentFollow instructions received from shift superintendent /engineer /panel officerMember of Auxiliary Fire SquadEducation Requirement :B.Sc. / M. Sc. or Diploma in Chemical EngineeringExperience Requirement :NASkills &amp; Competencies :Good housekeepingUpkeep of Fire and Safety equipment in his areaField logbook / LLF checklistSegregation of wasteMaintain equipment health through LLF and report equipment abnormalityFulfillment of identified training needs for self</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22</text:p>
          </table:table-cell>
        </table:table-row>
        <table:table-row table:style-name="ro1">
          <table:table-cell office:value-type="string" calcext:value-type="string">
            <text:p>Electronics Engineering Internship in Bangalore</text:p>
          </table:table-cell>
          <table:table-cell office:value-type="string" calcext:value-type="string">
            <text:p>BeePrecise</text:p>
          </table:table-cell>
          <table:table-cell office:value-type="string" calcext:value-type="string">
            <text:p>Bengaluru, Karnataka, India</text:p>
          </table:table-cell>
          <table:table-cell office:value-type="string" calcext:value-type="string">
            <text:p>https://in.linkedin.com/jobs/view/electronics-engineering-internship-in-bangalore-at-beeprecise-4311737959?position=4&amp;pageNum=0&amp;refId=YIkHsSW3vmwYfau3yNvjVg%3D%3D&amp;trackingId=IXzGmDdj5XcQoIk4qgMlzg%3D%3D</text:p>
          </table:table-cell>
          <table:table-cell office:value-type="string" calcext:value-type="string">
            <text:p>Hardware Development: Design electronic hardware, focusing on architecture, circuit design, and PCB layouts using KiCad, ensuring functionality and optimization. PCB Layout: Design and refine PCB layouts with DFT and DFM principles, ensuring quality and functionality while collaborating with engineers. Testing and Debugging: Test and debug hardware using lab instruments. Conduct bring-up sessions for GSM, LTE, and MCU PCBs, troubleshooting independently. RF System Design: Design RF communication systems, integrating components as per specs. Collaborate with firmware engineers during testing to validate performance. Documentation: Document design changes, testing procedures, and results. Prepare clear, concise reports summarizing findings and modifications. BOM Management: Manage BOMs, ensuring component availability. Oversee procurement and vendor interactions for inventory maintenance. Protocol Implementation: Implement protocols like SPI, I2C, I2S, and UART. Integrate IoT technologies and sensors for connectivity and compatibility. On-Site Testing: Lead on-site hardware installations and testing, ensuring system integration and troubleshooting during site visits. Vendor Management: Build vendor relationships for component sourcing. Track and manage inventory, ensuring accuracy and availability. Product Design: Contribute to product design, making improvements during development. Participate in meetings, providing insights based on design experience. Collaboration: Document tasks and report progress clearly. Work with the team to solve problems, promoting an efficient work environment.About Company: BeePrecise is the flagship innovation of Ecosight Technology Private Limited, a startup in the agritech and cleantech sector. Our mission is to blend cutting-edge technology with agricultural practices, revolutionizing them for the modern world.BeePrecise is our flagship product, a smart beehive monitoring system that utilizes IoT and AI to provide real-time data and predictive analytics on hive health. This system transforms beekeeping by enabling proactive hive management, optimizing pollination, and enhancing agricultural productivity. We are seeking passionate individuals eager to contribute to this blend of agritech and enterprise SaaS, driving sustainability and efficiency in agriculture and empowering the ecosystem as a whole.Website: http://beeprecise.io/</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28</text:p>
          </table:table-cell>
        </table:table-row>
        <table:table-row table:style-name="ro1">
          <table:table-cell office:value-type="string" calcext:value-type="string">
            <text:p>Apprentice Trainee, Electronics Engineer</text:p>
          </table:table-cell>
          <table:table-cell office:value-type="string" calcext:value-type="string">
            <text:p>Valmet</text:p>
          </table:table-cell>
          <table:table-cell office:value-type="string" calcext:value-type="string">
            <text:p>Navi Mumbai, Maharashtra, India</text:p>
          </table:table-cell>
          <table:table-cell office:value-type="string" calcext:value-type="string">
            <text:p>https://in.linkedin.com/jobs/view/apprentice-trainee-electronics-engineer-at-valmet-4311120056?position=5&amp;pageNum=0&amp;refId=YIkHsSW3vmwYfau3yNvjVg%3D%3D&amp;trackingId=hXSLpL9GaTJP%2Ftysr8EpfA%3D%3D</text:p>
          </table:table-cell>
          <table:table-cell office:value-type="string" calcext:value-type="string">
            <text:p>We are looking for Apprentice Trainee (Electronic Engineering) In this position, you will extend your support in various functions of the Supply Centre for the delivery of Valmet DNA Distributed Control Systems (DCS) likeSupport in Supply Center activities related to Store Management,Participate in the FAT area planningParticipation in Integration and testing of the DCS.Participate in Quality Checks and follow-upProficiency in Excel will be an added advantageEducational QualificationsThree-Year Diploma in Electrical / Electronics / Instrumentation or related field from a recognized state technical board or equivalent.Stipend : INR 19000 per month</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39</text:p>
          </table:table-cell>
        </table:table-row>
        <table:table-row table:style-name="ro1">
          <table:table-cell office:value-type="string" calcext:value-type="string">
            <text:p>Apprentice</text:p>
          </table:table-cell>
          <table:table-cell office:value-type="string" calcext:value-type="string">
            <text:p>Cushman &amp; Wakefield</text:p>
          </table:table-cell>
          <table:table-cell office:value-type="string" calcext:value-type="string">
            <text:p>Bengaluru, Karnataka, India</text:p>
          </table:table-cell>
          <table:table-cell office:value-type="string" calcext:value-type="string">
            <text:p>https://in.linkedin.com/jobs/view/apprentice-at-cushman-wakefield-4253504973?position=6&amp;pageNum=0&amp;refId=YIkHsSW3vmwYfau3yNvjVg%3D%3D&amp;trackingId=Y2h6oca2zRcPAfl3e58GHg%3D%3D</text:p>
          </table:table-cell>
          <table:table-cell office:value-type="string" calcext:value-type="string">
            <text:p>Job TitleApprenticeJob Description SummaryJob DescriptionApprenticeship Program: Project Development Service Location: Bangalore, Chennai &amp; BhopalThe Apprenticeship Program at Cushman &amp; Wakefield is a Training Program initiated by the Central Government of India. Being a part of this program ensures quality training and responsibilities that will help you gain on-the-job experience.ResponsibilitiesAssist in design, drawings, and development: Assist senior engineers in reviewing designing basis report, drawings, developing, and implementing in projects.Conduct site inspections: Conduct site inspections to monitor progress in daily basis and ensure compliance with safety regulations.Prepare reports and documents: Prepare daily progress reports, documents, and presentations to communicate project progress.Collaborate with teams: Collaborate with cross-functional teams, including architects, contractors, and other stakeholders.Develop project management skills: Develop project management skills, including scheduling, budgeting, and resource allocation.Stay updated with industry trends: Stay updated with industry trends, best practices, and new technologies and machineries.Assist in testing and commissioning: Assist in testing and commissioning of civil, electrical &amp; mechanical engineering systems.Participate in training and development programs: Participate in training and development programs to enhance skills and knowledge.Maintain a safe and healthy work environment: Maintain a safe and healthy work environment, adhering to company safety policies and procedures.Assist in quality control: Assist in ensuring that civil, electrical &amp; mechanical engineering projects meet quality, safety, and environmental standards.Qualifications GraduationBachelors degree (B.Tech degree/Engineering etc)What are we looking for?Excellent written and verbal communication skills.Strong data analytical and mathematical skills.MS Office expertiseHardworking and determinedINCO: “Cushman &amp; Wakefield”</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6:50</text:p>
          </table:table-cell>
        </table:table-row>
        <table:table-row table:style-name="ro1">
          <table:table-cell office:value-type="string" calcext:value-type="string">
            <text:p>Automation Engineer</text:p>
          </table:table-cell>
          <table:table-cell office:value-type="string" calcext:value-type="string">
            <text:p>DigiStay</text:p>
          </table:table-cell>
          <table:table-cell office:value-type="string" calcext:value-type="string">
            <text:p>Dehradun, Uttarakhand, India</text:p>
          </table:table-cell>
          <table:table-cell office:value-type="string" calcext:value-type="string">
            <text:p>https://in.linkedin.com/jobs/view/automation-engineer-at-digistay-4306184896?position=7&amp;pageNum=0&amp;refId=YIkHsSW3vmwYfau3yNvjVg%3D%3D&amp;trackingId=MhpgaJH2bjPiFib1ZvI7eg%3D%3D</text:p>
          </table:table-cell>
          <table:table-cell office:value-type="string" calcext:value-type="string">
            <text:p>🚀 We're Hiring: Automation Engineering Intern📍 Location: Dehradun (Onsite) 💼 Experience: Some hands-on automation experience (projects, freelancing, or internships count!) 🎓 Qualification: Final-year student or recent graduate in CS/IT or related field 💰 Stipend: Based on skill &amp; performanceAre you the kind of person who looks at a repetitive task and thinks, “I can automate this in 10 lines of Python”? At DigiStay, we’re on the lookout for curious minds who love solving real-world problems using Python, Selenium, and creative API hacks.🛠️ What You’ll Do:Get a real-world automation use case — then build it, mock APIs, and ship it!Write clean, functional Python code with a focus on automationUse Selenium to drive UIs and mimic human interactionsWork directly with our engineering and ops teams to save hours through automation✅ You Should Apply If:You’ve automated something — a booking script, data scraper, WhatsApp bot, anythingYou know your way around Python, Selenium, and APIsYou think clearly, debug quickly, and love solving logic puzzlesYou’re proactive, smart, and eager to learn on the go🌟 Why Join Us? At DigiStay, we love people who hate inefficiency. You’ll get real ownership, mentorship from tech leads, and a chance to build automation that makes a visible impact.📩 Interested? Send your GitHub, LinkedIn, or a short note about something cool you automated at ritika@digistay.ai#Internship #AutomationEngineer #Python #Selenium #DigiStay #TechInternship #DehradunJobs #ProblemSolvers #BuildThings</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01</text:p>
          </table:table-cell>
        </table:table-row>
        <table:table-row table:style-name="ro1">
          <table:table-cell office:value-type="string" calcext:value-type="string">
            <text:p>Graduate Engineering Trainee - MEP</text:p>
          </table:table-cell>
          <table:table-cell office:value-type="string" calcext:value-type="string">
            <text:p>Hill International, Inc.</text:p>
          </table:table-cell>
          <table:table-cell office:value-type="string" calcext:value-type="string">
            <text:p>Delhi, India</text:p>
          </table:table-cell>
          <table:table-cell office:value-type="string" calcext:value-type="string">
            <text:p>https://in.linkedin.com/jobs/view/graduate-engineering-trainee-mep-at-hill-international-inc-4308556162?position=8&amp;pageNum=0&amp;refId=YIkHsSW3vmwYfau3yNvjVg%3D%3D&amp;trackingId=%2FJBiNl%2F4kNwgQiwJldf%2FAA%3D%3D</text:p>
          </table:table-cell>
          <table:table-cell office:value-type="string" calcext:value-type="string">
            <text:p>Job DescriptionCarry out basic measurement of construction works by referring to standard methods such as IS 1200, POMI, or NRM2 and using CAD, CostX other measuring software. Assist in measuring individual trades including foundations, structural elements, masonry, and finishes.Support cost estimation activities by identifying basic material and labour rates and understanding rate analysis for standard work items.Support post-contract activities by understanding key contract terms and post contract work process flow.Assisting in the preparation of payment recommendation reports.Should have basic knowledge in CAD, Cost-X (qty take off tools) and other quantification / estimation software.QualificationsDegree in Electrical/Mechanical Engineering</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10</text:p>
          </table:table-cell>
        </table:table-row>
        <table:table-row table:style-name="ro1">
          <table:table-cell office:value-type="string" calcext:value-type="string">
            <text:p>Electrical Engineering Co-Op Summer 2026 (Rehlko)</text:p>
          </table:table-cell>
          <table:table-cell office:value-type="string" calcext:value-type="string">
            <text:p>Rehlko</text:p>
          </table:table-cell>
          <table:table-cell office:value-type="string" calcext:value-type="string">
            <text:p>Pipar Road, Rajasthan, India</text:p>
          </table:table-cell>
          <table:table-cell office:value-type="string" calcext:value-type="string">
            <text:p>https://in.linkedin.com/jobs/view/electrical-engineering-co-op-summer-2026-rehlko-at-rehlko-4311306026?position=9&amp;pageNum=0&amp;refId=YIkHsSW3vmwYfau3yNvjVg%3D%3D&amp;trackingId=zG1giyW%2BFz6V5JSoLhTbUA%3D%3D</text:p>
          </table:table-cell>
          <table:table-cell office:value-type="string" calcext:value-type="string">
            <text:p>Why Work at RehlkoWe have met today's energy needs while planning for tomorrow's for over 100 years. Beginning with the first modern generator, the Rehlko Automatic Power &amp; Light, launched in 1920, Rehlko has been an innovative leader in energy resilience. Our product range includes engines, generators, power conversion, UPS systems, EV components and electrification solutions, microgrid controls and management, clean energy solutions, and much more that serve a broad spectrum of OEM, residential, industrial, and commercial customers.Our priorities are global: the stability from steady energy sources and reliable back-ups. The power to be able to harness energy, and the freedom of not being dependent on an aging centralized grid. The confidence that clean energy solutions offer when it comes to a sustainable world, and the commitment to keep innovating towards greater impact.At Rehlko, our team members are the essential energy that powers our organization’s success. We are committed to fostering a safe and sustainable work environment where safety is everyone’s responsibility. We empower every team member to actively participate in our Zero Is Possible safety culture by encouraging open communication, proactively reporting hazards, following protocols, and suggesting improvements. Join us in creating an energy resilient world for a better future!Why You Will Love This JobWhat Sets Our Early Talent Program Apart?Our Early Talent Program Is Designed To Be a Transformative Experience—providing Real Impact, Professional Growth, And Meaningful Connections. Here’s What Makes It ExceptionalPersonalized MentorshipOne-on-one guidance from industry leaders committed to your growth.Impactful ProjectsHands-on work that directly contributes to Rehlko’s purpose of building an energy-resilient future.Professional DevelopmentAccess to workshops, training, and networking opportunities that accelerate both your skills and career readiness.Inclusive CultureAn inclusive, collaborative environment where every perspective is valued and every voice matters.Continuous FeedbackRegular coaching and check-ins to support your learning and long-term development.The Unique Spark You BringEnrollment RequirementMust be a junior, senior, or graduate student enrolled in an accredited college, university, or master’s program for the duration of the term, pursuing a degree in Electrical Engineering or a related field. Candidates must be legally authorized to work in the United States without the need for current or future visa sponsorship.Skill ProficiencyStrong analytical and problem-solving skills, attention to detail, and clear communication. Experience with circuit design, testing, or electrical systems is a plus.About UsRehlko proudly offers a rich history steeped in creativity and commitment to our associates and communities, along with competitive benefits and compensation. Our Purpose—Creating an energy resilient world for a better future—and Values: Curiosity, Trust, Pace, and Excellence, are important cultural components that shape the way we work and relate to one another. Learn more about Rehlko at https://www.rehlko.com/who-we-are. In addition to the investment in your development, Rehlko offers a benefits package including a competitive salary, health, vision, dental, 401(k) with Rehlko matching, and more!?"Rehlko is an equal opportunity employer that prohibits discrimination and will make decisions regarding employment opportunities, including, but not limited to, hiring, job assignment, compensation, promotion, benefits, training, discipline, and termination, without regard to race, creed, color, ethnicity, religion, sex, pregnancy, childbirth, or related medical conditions, genetic information, age, national origin, citizenship, ancestry, caste, mental or physical disability, marital or familial status, sexual orientation, gender identity or expression, genetic information, political belief or affiliation, union membership status, military status, veteran status, or any other characteristic protected by national, state, local, or other applicable laws.Our ValuesCuriosity – Seek, learn, shareTrust – Go farther togetherPace – Focus to go fasterExcellence – Find the win every day</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17</text:p>
          </table:table-cell>
        </table:table-row>
        <table:table-row table:style-name="ro1">
          <table:table-cell office:value-type="string" calcext:value-type="string">
            <text:p>PCB Desgin Internship in Chennai</text:p>
          </table:table-cell>
          <table:table-cell office:value-type="string" calcext:value-type="string">
            <text:p>SURYA'S MiB ENTERPRISE</text:p>
          </table:table-cell>
          <table:table-cell office:value-type="string" calcext:value-type="string">
            <text:p>Chennai, Tamil Nadu, India</text:p>
          </table:table-cell>
          <table:table-cell office:value-type="string" calcext:value-type="string">
            <text:p>https://in.linkedin.com/jobs/view/pcb-desgin-internship-in-chennai-at-surya-s-mib-enterprise-4311189646?position=10&amp;pageNum=0&amp;refId=YIkHsSW3vmwYfau3yNvjVg%3D%3D&amp;trackingId=BcEdN3veTLIQVSzp%2B0O%2FsQ%3D%3D</text:p>
          </table:table-cell>
          <table:table-cell office:value-type="string" calcext:value-type="string">
            <text:p>Selected Intern's Day-to-day Responsibilities Include Assisting in PCB design tasks, such as creating and modifying PCB layouts using design software Researching components, technologies, and industry trends relevant to PCB design and manufacturing Supporting the development of PCB prototypes by participating in assembly, testing, and troubleshooting activities Collaborating with experienced engineers to understand project requirements and contribute to the development of PCB designsNote: Need a bona fide or NOC from college. The selected applicant is only allowed. Others are considered to be private applicants.About Company: Our Enterprise became effective in 2022, initially focusing on basic building works. The founder of Surya's is Golla Kumar Bharath. As our enterprise grew, we expanded our services to include implementation work and marketing strategies for PCB. We are proud to announce that our company is now registered with UDYAM-MSME, Ministry of MSME, Government of India. Incorporation of the enterprise was on 01/06/2022. Date 01/06/2021. For the name of the enterprise, it may be described as a moment of life. There, Haven Enterprise primarily works on a remote (online mode) basis only.Vision: Our vision at Surya's Enterprises is to be the foremost provider of digital services and PCB solutions, renowned for our unwavering dedication to quality, creativity, and client satisfaction. We envision a future where technology enriches lives and drives progress, and we strive to be at the forefront of this evolution.</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24</text:p>
          </table:table-cell>
        </table:table-row>
        <table:table-row table:style-name="ro1">
          <table:table-cell office:value-type="string" calcext:value-type="string">
            <text:p>Junior Mechanical Engineer</text:p>
          </table:table-cell>
          <table:table-cell office:value-type="string" calcext:value-type="string">
            <text:p>Project Mirage</text:p>
          </table:table-cell>
          <table:table-cell office:value-type="string" calcext:value-type="string">
            <text:p>Bengaluru, Karnataka, India</text:p>
          </table:table-cell>
          <table:table-cell office:value-type="string" calcext:value-type="string">
            <text:p>https://in.linkedin.com/jobs/view/junior-mechanical-engineer-at-project-mirage-4310341357?position=11&amp;pageNum=0&amp;refId=YIkHsSW3vmwYfau3yNvjVg%3D%3D&amp;trackingId=RWgrfyZw9V%2FqV4sMO00Nbw%3D%3D</text:p>
          </table:table-cell>
          <table:table-cell office:value-type="string" calcext:value-type="string">
            <text:p>Junior Mechanical Engineer JD:Location: BangaloreEmployment Type: Full-timeExperience Level: 0 to 2 yearsDepartment: Hardware / Product EngineeringAbout UsWe are a very early-stage startup at the cutting edge of consumer electronics innovation. Our team has experience building hardware for the past 6 years where we built hardware from scratch and scaled it to over half a million in sales.Role Overview:We’re seeking a passionate Junior Mechanical Engineer to join our small but growing hardware team. You’ll contribute to the design, development, and validation of mechanical components and assemblies for our next-generation consumer devices. This is a hands-on role — ideal for someone excited get their hands dirty to build, prototype, test, and iterate in a startup environment where your work has a direct impact on the product. We are looking for candidates who are genuinely curious to learn new things everyday, build and experiment on a daily basis.Key ResponsibilitiesAssist in the mechanical design of consumer electronic devices, including enclosures, internal structures, and moving parts.Work with CAD tools (e.g., SolidWorks, Fusion 360) to develop detailed part and assembly models.Support rapid prototyping, including 3D printing, machining, and hands-on assembly of prototypes.Participate in design reviews, tolerance analysis, and design-for-manufacturing (DFM) discussions.Build quick and dirty prototypes to test hypothesis.Collaborate with cross-functional teams (industrial design, electrical, firmware, operations) to integrate mechanical designs into the overall product.Work with suppliers and manufacturers to support tooling, fabrication, and assembly processes.Follow-up with suppliers and vendors to get components in early and test.QualificationsBachelor’s degree in Mechanical Engineering or related field.Exposure to thermal, structural, or reliability testing.Knowledge of plastics, injection molding, die casting, or sheet metal designInternship experience in product design firms or consumer hardware firms is a plusIf you find this opportunity exciting, give us a brief about your favorite project that you have made significant and direct contributions to - https://forms.gle/6UnnfHnwxWZkPdfv5</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30</text:p>
          </table:table-cell>
        </table:table-row>
        <table:table-row table:style-name="ro1">
          <table:table-cell office:value-type="string" calcext:value-type="string">
            <text:p>Hardware Design Engineer - Intern</text:p>
          </table:table-cell>
          <table:table-cell office:value-type="string" calcext:value-type="string">
            <text:p>NVZEN Technologies</text:p>
          </table:table-cell>
          <table:table-cell office:value-type="string" calcext:value-type="string">
            <text:p>Tamil Nadu, India</text:p>
          </table:table-cell>
          <table:table-cell office:value-type="string" calcext:value-type="string">
            <text:p>https://in.linkedin.com/jobs/view/hardware-design-engineer-intern-at-nvzen-technologies-4311268391?position=12&amp;pageNum=0&amp;refId=YIkHsSW3vmwYfau3yNvjVg%3D%3D&amp;trackingId=wEyZkJ2peutxry7EmJugXQ%3D%3D</text:p>
          </table:table-cell>
          <table:table-cell office:value-type="string" calcext:value-type="string">
            <text:p>Company DescriptionNVZEN Technologies offers custom Internet of Things (IoT) product development services, including Android Point of Sale Terminals, Financial Sound Boxes, Industrial IoT Gateways, Multi-Purpose IoT Gateways, and Long Range Radio Asset Tracking. The company is dedicated to providing innovative IoT solutions to meet the specific needs of various industries.Role DescriptionThis is a full-time on-site role for a Hardware Design Engineer - Intern located in Chennai, Tamil Nadu, India. The intern will be responsible for supporting the design and development of electronic hardware, including circuit design and hardware architecture. They will work closely with senior engineers to learn and contribute to various hardware development projects, ensuring high-quality and innovative designs.QualificationsHardware Development and Electronics Hardware Design skillsProficiency in Hardware Design and Circuit DesignUnderstanding of Hardware ArchitectureExcellent problem-solving skills and attention to detailAbility to work collaboratively in a team environmentcompleted a degree in Electrical Engineering, Electronics Engineering, or a related field</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41</text:p>
          </table:table-cell>
        </table:table-row>
        <table:table-row table:style-name="ro1">
          <table:table-cell office:value-type="string" calcext:value-type="string">
            <text:p>Hardware Engineer Intern</text:p>
          </table:table-cell>
          <table:table-cell office:value-type="string" calcext:value-type="string">
            <text:p>Enlog</text:p>
          </table:table-cell>
          <table:table-cell office:value-type="string" calcext:value-type="string">
            <text:p>Gurugram, Haryana, India</text:p>
          </table:table-cell>
          <table:table-cell office:value-type="string" calcext:value-type="string">
            <text:p>https://in.linkedin.com/jobs/view/hardware-engineer-intern-at-enlog-4311246456?position=13&amp;pageNum=0&amp;refId=YIkHsSW3vmwYfau3yNvjVg%3D%3D&amp;trackingId=gKc%2B8rkxhiYYJ3qr8webHg%3D%3D</text:p>
          </table:table-cell>
          <table:table-cell office:value-type="string" calcext:value-type="string">
            <text:p>Job Title: Hardware InternLocation: Sector 62, GurgaonDuration: 3–6 monthsFull-Time Opportunity: Successful interns will have the chance to transition into a full-time role at Enlog after completing the internship.About Enlog:ENLOG is one of the fastest-growing deep technology startups, focused on building innovative solutions that create real-world impact. We are expanding our team and looking for passionate individuals eager to learn, research, and contribute to data-driven decision-making.Key Responsibilities:Assist in assembling, installing, and configuring desktops, laptops, and other hardware.Troubleshoot hardware issues and support repairs or replacements.Maintain hardware inventory and proper documentation.Test and evaluate new hardware and technologies for the team.Support network setup and peripheral connectivity.Assist the IT/Hardware team with day-to-day hardware-related tasks.Skills &amp; Qualifications:Pursuing a degree in Computer Science, Electronics, IT, or a related field.Basic knowledge of computer hardware and troubleshooting.Familiarity with operating systems (Windows/Linux) and peripheral devices.Good problem-solving and analytical skills.Ability to work independently and collaboratively.Strong documentation and communication skills.Learning Opportunities:Hands-on exposure to hardware installation, troubleshooting, and maintenance in a startup environment.Understanding of IT/hardware management across multiple teams.Opportunity to work with a cross-functional team and gain practical experience in a professional setting.</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7:50</text:p>
          </table:table-cell>
        </table:table-row>
        <table:table-row table:style-name="ro1">
          <table:table-cell office:value-type="string" calcext:value-type="string">
            <text:p>Electronics Engineering Internship in Bhopal</text:p>
          </table:table-cell>
          <table:table-cell office:value-type="string" calcext:value-type="string">
            <text:p>Skillmission Welfare Society</text:p>
          </table:table-cell>
          <table:table-cell office:value-type="string" calcext:value-type="string">
            <text:p>Bhopal, Madhya Pradesh, India</text:p>
          </table:table-cell>
          <table:table-cell office:value-type="string" calcext:value-type="string">
            <text:p>https://in.linkedin.com/jobs/view/electronics-engineering-internship-in-bhopal-at-skillmission-welfare-society-4311186719?position=14&amp;pageNum=0&amp;refId=YIkHsSW3vmwYfau3yNvjVg%3D%3D&amp;trackingId=b8A%2BarheGjIdIzg4Ek%2FD1g%3D%3D</text:p>
          </table:table-cell>
          <table:table-cell office:value-type="string" calcext:value-type="string">
            <text:p>Selected Intern's Day-to-day Responsibilities Include Assist in creating/editing circuit schematics using EDA tools (Altium, Eagle, KiCad). Perform circuit simulations (SPICE) to verify designs before implementation. Prototype circuits on breadboards and assemble basic hardware. Conduct testing &amp; troubleshooting to identify faults and correct issues. Use instruments (multimeter, oscilloscope, signal generator) for measurements. Support PCB layout design and component placement using CAD tools. Run design rule checks (DRC) to ensure compliance with standards. Maintain proper documentation of schematics, values, and results. Prepare and present progress reports to mentors/team.About Company: Practical implementation is the only way to achieve the objective of lifelong learning. We emphasize execution-based study tactics along with formal education and ensure all resources with proper trainer availability. A group of people with similar objectives can generate better and faster results than an individual. We invite all who want to be social activists and work regularly to enhance our community. Online and offline modes of connectivity are available for the same.</text:p>
            <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01</text:p>
          </table:table-cell>
        </table:table-row>
        <table:table-row table:style-name="ro1">
          <table:table-cell office:value-type="string" calcext:value-type="string">
            <text:p>Junior AI &amp; Back-End Engineer</text:p>
          </table:table-cell>
          <table:table-cell office:value-type="string" calcext:value-type="string">
            <text:p>JobAlchemy</text:p>
          </table:table-cell>
          <table:table-cell office:value-type="string" calcext:value-type="string">
            <text:p>India</text:p>
          </table:table-cell>
          <table:table-cell office:value-type="string" calcext:value-type="string">
            <text:p>https://in.linkedin.com/jobs/view/junior-ai-back-end-engineer-at-jobalchemy-4311575737?position=15&amp;pageNum=0&amp;refId=YIkHsSW3vmwYfau3yNvjVg%3D%3D&amp;trackingId=PQwYmNNWn2qeIZYupW6xtA%3D%3D</text:p>
          </table:table-cell>
          <table:table-cell office:value-type="string" calcext:value-type="string">
            <text:p>About JobAlchemyJobAlchemy is an AI co-pilot that simplifies how people apply for jobs. From creating tailored CVs to analyzing job descriptions and applying directly through our Chrome extension. We’re a small, fast-moving team building tools that save people hours while improving their chances of landing interviews.The RoleWe’re looking for a Junior AI &amp; Back-End Engineer who’s excited about working with modern AI APIs and building scalable back-end systems. You don’t need to be a machine learning researcher — but you should know how to use models to build real product features.You’ll work directly with the founding team on core JobAlchemy features, like the Chrome extension that scans LinkedIn job posts and matches them to user profiles, or our CV tailoring system powered by AI.What You’ll DoBuild and maintain back-end APIs and microservices (Node.js or Python).Design and refine AI prompts for tasks such as job-description analysis, skill-matching, and tailored CV generation.Develop logic that connects user data from onboarding with AI-generated results in real time.Work with JSON-based data structures to analyse and transform profile information and job descriptions.Develop and test new features for the Chrome extension integration.Deploy and monitor services on AWS (Lambda, EC2, S3, DynamoDB, CloudWatch).Collaborate with the CTO and product team to design lightweight, scalable systems that plug directly into our existing stack.Write clear documentation for your code and decisions.RequirementsBachelor’s degree in Computer Science, Engineering, or equivalent experience.0–1 year of experience in software development (internships included).Strong knowledge of JavaScript (Node.js) or Python for back-end development.Experience integrating AI APIs (e.g., OpenAI, Anthropic, Gemini, etc.).Good understanding of prompt engineering: designing prompts, handling system messages, enforcing structure in responses.Familiarity with AWS and cloud deployment basics.Solid understanding of REST APIs, JSON handling, and version control (Git).Curiosity and problem-solving mindset, you’re comfortable figuring things out.Nice to HaveExperience with Chrome extension development.Familiarity with front-end integration (React or similar).Knowledge of data validation, caching, or serverless design patterns.Interest in startup environments and shipping fast.What We OfferOpportunity to be one of the early engineers in a growing startup.Direct collaboration with the founding team (CEO &amp; CTO).Real ownership of features that users interact with daily.Competitive pay and potential equity for standout contributors.A culture of experimentation, learning, and quick iteration.</text:p>
            <text:p/>
            <text:p/>
            <text:p/>
            <text:p>        </text:p>
            <text:p>            Show more</text:p>
            <text:p>          </text:p>
            <text:p/>
            <text:p>          </text:p>
            <text:p/>
            <text:p/>
            <text:p/>
            <text:p>        </text:p>
            <text:p>            Show less</text:p>
          </table:table-cell>
          <table:table-cell office:value-type="string" calcext:value-type="string">
            <text:p>Junior Electrical Engineer</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07</text:p>
          </table:table-cell>
        </table:table-row>
        <table:table-row table:style-name="ro1">
          <table:table-cell office:value-type="string" calcext:value-type="string">
            <text:p>Machine Learning Intern</text:p>
          </table:table-cell>
          <table:table-cell office:value-type="string" calcext:value-type="string">
            <text:p>UM IT Solutions</text:p>
          </table:table-cell>
          <table:table-cell office:value-type="string" calcext:value-type="string">
            <text:p>India</text:p>
          </table:table-cell>
          <table:table-cell office:value-type="string" calcext:value-type="string">
            <text:p>https://in.linkedin.com/jobs/view/machine-learning-intern-at-um-it-solutions-4311249542?position=2&amp;pageNum=0&amp;refId=xpTndBlqfHIgilteTD2CjQ%3D%3D&amp;trackingId=UjlqPR4byqR5jSnt312jUg%3D%3D</text:p>
          </table:table-cell>
          <table:table-cell office:value-type="string" calcext:value-type="string">
            <text:p>Machine Learning Intern (Paid)Company: Unified MentorLocation: RemoteDuration: 3 monthsOpportunity: Full-time based on performance, with Certificate of InternshipApplication Deadline: 09th October 2025About Unified MentorUnified Mentor provides students and graduates with hands-on learning opportunities and career growth in Machine Learning and Data Science.Role OverviewAs a Machine Learning Intern, you will work on real-world projects, enhancing your practical skills in data analysis and model development.Responsibilities✅ Design, test, and optimize machine learning models✅ Analyze and preprocess datasets✅ Develop algorithms and predictive models✅ Use tools like TensorFlow, PyTorch, and Scikit-learn✅ Document findings and create reportsRequirements🎓 Enrolled in or a graduate of a relevant program (Computer Science, AI, Data Science, or related field)🧠 Knowledge of machine learning concepts and algorithms💻 Proficiency in Python or R (preferred)🤝 Strong analytical and teamwork skillsBenefits💰 Stipend: ₹7,500 - ₹15,000 (Performance-Based) (Paid)✔ Hands-on machine learning experience✔ Internship Certificate &amp; Letter of Recommendation✔ Real-world project contributions for your portfolioEqual OpportunityUnified Mentor is an equal-opportunity employer, welcoming candidates from all background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37</text:p>
          </table:table-cell>
        </table:table-row>
        <table:table-row table:style-name="ro1">
          <table:table-cell office:value-type="string" calcext:value-type="string">
            <text:p>Machine Learning Intern</text:p>
          </table:table-cell>
          <table:table-cell office:value-type="string" calcext:value-type="string">
            <text:p>UM IT Solutions</text:p>
          </table:table-cell>
          <table:table-cell office:value-type="string" calcext:value-type="string">
            <text:p>India</text:p>
          </table:table-cell>
          <table:table-cell office:value-type="string" calcext:value-type="string">
            <text:p>https://in.linkedin.com/jobs/view/machine-learning-intern-at-um-it-solutions-4312011506?position=3&amp;pageNum=0&amp;refId=xpTndBlqfHIgilteTD2CjQ%3D%3D&amp;trackingId=BY80nzPzTYA0qrwqlFAmzw%3D%3D</text:p>
          </table:table-cell>
          <table:table-cell office:value-type="string" calcext:value-type="string">
            <text:p>Machine Learning Intern (Paid)Company: WebBoost Solutions by UMLocation: RemoteDuration: 3 monthsOpportunity: Full-time based on performance, with a Certificate of InternshipApplication Deadline: 09th October 2025About WebBoost Solutions by UMWebBoost Solutions by UM provides students and graduates with hands-on learning and career growth opportunities in machine learning and data science.Role OverviewAs a Machine Learning Intern, you’ll work on real-world projects, gaining practical experience in machine learning and data analysis.Responsibilities✅ Design, test, and optimize machine learning models.✅ Analyze and preprocess datasets.✅ Develop algorithms and predictive models for various applications.✅ Use tools like TensorFlow, PyTorch, and Scikit-learn.✅ Document findings and create reports to present insights.Requirements🎓 Enrolled in or graduate of a relevant program (AI, ML, Data Science, Computer Science, or related field)📊 Knowledge of machine learning concepts and algorithms.🐍 Proficiency in Python or R (preferred).🤝 Strong analytical and teamwork skills.Benefits💰 Stipend: ₹7,500 - ₹15,000 (Performance-Based) (Paid)✔ Practical machine learning experience.✔ Internship Certificate &amp; Letter of Recommendation.✔ Build your portfolio with real-world projects.How to Apply📩 Submit your application by 09th October 2025 with the subject: "Machine Learning Intern Application".Equal OpportunityWebBoost Solutions by UM is an equal opportunity employer, welcoming candidates from all background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43</text:p>
          </table:table-cell>
        </table:table-row>
        <table:table-row table:style-name="ro1">
          <table:table-cell office:value-type="string" calcext:value-type="string">
            <text:p>Software Engineer Intern</text:p>
          </table:table-cell>
          <table:table-cell office:value-type="string" calcext:value-type="string">
            <text:p>GreyOrange</text:p>
          </table:table-cell>
          <table:table-cell office:value-type="string" calcext:value-type="string">
            <text:p>Gurugram, Haryana, India</text:p>
          </table:table-cell>
          <table:table-cell office:value-type="string" calcext:value-type="string">
            <text:p>https://in.linkedin.com/jobs/view/software-engineer-intern-at-greyorange-4312002920?position=4&amp;pageNum=0&amp;refId=xpTndBlqfHIgilteTD2CjQ%3D%3D&amp;trackingId=WM%2FUHAMNE7fDtRRyCU0lWw%3D%3D</text:p>
          </table:table-cell>
          <table:table-cell office:value-type="string" calcext:value-type="string">
            <text:p>Job Title: Software Development InternLocation: Gurgaon, India (Hybrid)Duration: 6 MonthsOpen Position: 1Role OverviewWe are looking for a passionate and curious Software Development Intern to join our engineering team for a 6-month internship.You will work alongside experienced engineers, contribute to real-world projects, and get exposure to advanced technologies in AI, robotics, and cloud platforms.Key ResponsibilitiesAssist in the design, development, and testing of software modules and features.Write clean, maintainable, and efficient code under guidance.Collaborate with cross-functional teams (QA, product, robotics) to deliver high-quality solutions.Debug and resolve technical issues in software components.Learn and apply modern software development practices, including Agile methodologies, version control (Git), and CI/CD.What You’ll LearnFull-cycle software development in a fast-paced, product-driven environment.Exposure to AI, robotics, cloud platforms, microservices, and distributed systems.Industry best practices in coding, testing, and deployment.Collaboration with senior engineers, architects, and product teams.QualificationsPursuing or recently completed B.Tech / B.E. / M.Tech in Computer Science, IT, or related field from tier 1 college only.Strong understanding of OOP concepts, data structures, and algorithms.Proficiency in at least one programming language (Java, Python, C++ or Go).Familiarity with databases (SQL/NoSQL) and web technologies is a plus.Enthusiastic about problem-solving, innovation, and learning new technologies.Perks &amp; BenefitsIt's a paid internship.Opportunity to work on cutting-edge robotics and AI software.Mentorship from industry experts and exposure to global team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52</text:p>
          </table:table-cell>
        </table:table-row>
        <table:table-row table:style-name="ro1">
          <table:table-cell office:value-type="string" calcext:value-type="string">
            <text:p>Software Development Engineer Intern</text:p>
          </table:table-cell>
          <table:table-cell office:value-type="string" calcext:value-type="string">
            <text:p>HackerRank</text:p>
          </table:table-cell>
          <table:table-cell office:value-type="string" calcext:value-type="string">
            <text:p>Bengaluru East, Karnataka, India</text:p>
          </table:table-cell>
          <table:table-cell office:value-type="string" calcext:value-type="string">
            <text:p>https://in.linkedin.com/jobs/view/software-development-engineer-intern-at-hackerrank-4306187935?position=5&amp;pageNum=0&amp;refId=xpTndBlqfHIgilteTD2CjQ%3D%3D&amp;trackingId=JarAxgjxZzTZDJVpuLma%2BA%3D%3D</text:p>
          </table:table-cell>
          <table:table-cell office:value-type="string" calcext:value-type="string">
            <text:p>At HackerRank, we are on a mission to change the world to value skills over pedigree. We are a high-performing, mission-driven team that truly, madly, deeply cares about what we do. We don’t see velocity and quality as tradeoffs; both matter. If you take pride in high-impact work and thrive in a driven team, HackerRank is where you belong.Duration: 6 months (Jan-June 2026). Apply only if you are available full-time to work from our Bengaluru office for the entire duration.About The RoleWe’re looking for ambitious Software Development Interns who love writing clean, impactful code that other developers will actually use. You won’t shadow from the sidelines; you’ll actually design features, push production code, and solve problems that touch millions of developers every day. Your work will directly shape how developers learn, get hired, and grow their careers. This is a hands-on, high-impact, six-month sprint. It’s your chance to sharpen your engineering chops, collaborate with world-class mentors, and leave with a body of work that’s unmistakably yours.What You’ll DoFrom day one, you’ll be treated as a full member of the engineering team. Expect to:Own full-stack slices end-to-end- ideate, prototype, code, test, and launch production features.Tackle scale and performance- reduce latency, harden reliability, and optimize systems for real traffic.Prototype boldly and iterate rapidly- validate ideas with metrics, roll out experiments, and pivot fast.Push improvements constantly.Collaborate with product, design, and QA and participate in planning, specs, and reviews.Who You AreYou’re a pragmatic engineer who is inquisitive, hungry to learn and obsessed with craftSolid foundations in data structures and algorithms.Fluent in at least one modern language and committed to readable, maintainable code.Understanding of APIs, web services, and databases.A clear communicator and collaborative problem-solver who owns work end-to-end.Deeply care about your work and think beyond coding to product impact.An active contributor to open-source projects.Even better if you haveSide projects, open-source contributions, hackathon wins, or technical writing that show curiosity and impact.Practical experience using AI/ML tools or integrating LLMs into product flows.A smart sense of how to apply AI to your work.Knowledge of performance tuning, caching, and profiling.Previous internship or coding-challenge experience.How You’ll Grow HereWe treat interns like product engineers - you’ll be mentored, visible, and trusted with real responsibilities:Dedicated 1:1 mentorship with a senior engineer who guides your roadmap and craft.Ship features and improvements to production quickly- often in your very first month.Competitive stipend, insurance, two-way travel, and reimbursements.Learn how business goals connect to everything you build by the way of weekly company updates from leadership.Cross-team pairing and exposure to engineering, design, and product leaders.Public spotlight for your batch’s projects- every intern class since 2018 has a dedicated page on our site.Strong performers are fast-tracked for return offers or full-time roles.Past intern storiesWe want every intern to have a place in HackerRank’s story - that’s why we've kept a dedicated page for every intern batch since 2018, and yours will live on our website forever too. Check out what past interns built: 2025, 2024, 2022, 2021, 2018 and more.Hear From Previous InternsIshan (SDE Intern, 2021), Abhishek (SDE Intern, 2021), Adyasha (SDE Intern, 2021), Sindhu (SDE Intern, 2024), Khushboo (SDE Intern, 2024), Priya (SDE Intern, 2023).Interview prepWe know interviews can feel overwhelming, so we’ve created an Interview Prep Guide just for you. It walks you through the entire process, with tips and examples to help you put your best foot forward. Make sure to read it before you start!You can also try our Hiring Agent, a smart tool that shows how your resume stacks up on our evaluation grid. We highly encourage you to run your resume through it before applying, it’s a great way to spot strengths and gaps early.Insider tip: Want extra brownie points? Contribute to our GitHub project. Fork it, fix bugs, improve features, or suggest smarter ways to build. We actively look at contributions, and it’s one of the best ways to get noticed and even fast-tracked in the interview process.All the best!! We can't wait to see your application. Apply now!Got questions? Email internship-queries@hackerrank.com and you’ll hear from us soon.Want to learn more about HackerRank? Check out HackerRank.com to explore our products, solutions and resources, and dive into our story and mission here.HackerRank is a proud equal employment opportunity and affirmative action employer. We provide equal opportunity to everyone for employment based on individual performance and qualification. We never discriminate based on race, religion, national origin, gender identity or expression, sexual orientation, age, marital, veteran, or disability status. All your information will be kept confidential according to EEO guidelines.Linkedin |X | Blog | Instagram | Life@HackerRank|Notice To Prospective HackerRank Job ApplicantsOur Recruiters use @hackerrank.com email addresses.We never ask for payment or credit check information to apply, interview, or work here.</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8:58</text:p>
          </table:table-cell>
        </table:table-row>
        <table:table-row table:style-name="ro1">
          <table:table-cell office:value-type="string" calcext:value-type="string">
            <text:p>Software Engineer Intern</text:p>
          </table:table-cell>
          <table:table-cell office:value-type="string" calcext:value-type="string">
            <text:p>INDmoney</text:p>
          </table:table-cell>
          <table:table-cell office:value-type="string" calcext:value-type="string">
            <text:p>Gurugram, Haryana, India</text:p>
          </table:table-cell>
          <table:table-cell office:value-type="string" calcext:value-type="string">
            <text:p>https://in.linkedin.com/jobs/view/software-engineer-intern-at-indmoney-4311360431?position=6&amp;pageNum=0&amp;refId=xpTndBlqfHIgilteTD2CjQ%3D%3D&amp;trackingId=3%2FmApaTrp8B0bWRkCdZY%2Fg%3D%3D</text:p>
          </table:table-cell>
          <table:table-cell office:value-type="string" calcext:value-type="string">
            <text:p>🚀 Frontend Development Intern (ReactJS &amp; NextJS)Location: GurgaonAbout the Role:We’re looking for a passionate and motivated Frontend Development Intern to join our team in building cutting-edge investment, trading, and financial tracking products. If you're excited about performance, user experience, and modern web technologies — this is the perfect opportunity to learn and grow with us.Key Responsibilities:Assist in developing responsive web and mobile interfaces using ReactJS and NextJS.Collaborate with the team to build smooth, performant, and engaging webviews for mobile apps.Learn and apply SEO best practices and core web vitals to ensure high-performance pages.Support the team in setting up automated testing pipelines using tools like Playwright and Vitest.Participate in code reviews and team discussions to improve code quality and architecture.What We’re Looking For:Familiarity or hands-on experience (through projects, coursework, or personal work) with ReactJS and NextJS.Basic understanding of responsive design and web performance optimization.Willingness to learn about SEO and core web vitals.Interest in writing clean, maintainable code and learning modern testing tools.A proactive mindset and strong attention to detail.Why Join Us?Work on real-world fintech products impacting thousands of users.Mentorship from experienced engineers.Opportunity to convert to a full-time role based on performance.</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07</text:p>
          </table:table-cell>
        </table:table-row>
        <table:table-row table:style-name="ro1">
          <table:table-cell office:value-type="string" calcext:value-type="string">
            <text:p>Software Engineer Intern (Frontend)</text:p>
          </table:table-cell>
          <table:table-cell office:value-type="string" calcext:value-type="string">
            <text:p>PharmEasy</text:p>
          </table:table-cell>
          <table:table-cell office:value-type="string" calcext:value-type="string">
            <text:p>Mumbai, Maharashtra, India</text:p>
          </table:table-cell>
          <table:table-cell office:value-type="string" calcext:value-type="string">
            <text:p>https://in.linkedin.com/jobs/view/software-engineer-intern-frontend-at-pharmeasy-4309726517?position=7&amp;pageNum=0&amp;refId=xpTndBlqfHIgilteTD2CjQ%3D%3D&amp;trackingId=6znUpLkK0%2F2%2B5fwvMAuyog%3D%3D</text:p>
          </table:table-cell>
          <table:table-cell office:value-type="string" calcext:value-type="string">
            <text:p>PharmEasywww.pharmeasy.inPharmEasy is a consumer healthcare “super app.” Started with the sole purpose of making healthcare accessible and affordable to all, PharmEasy today is India's leading and most trusted online healthcare aggregator in the country. We provide on-demand, home-delivered access to a wide range of prescription pharmaceuticals, diagnostic test services, OTC pharmaceuticals, other consumer healthcare products, thereby serving your healthcare needs. Thus, through our services, we ensure you get access to the best and most genuine health products, with the highest savings in the shortest time possible. Today, we deliver medicines in 1000+ cities in India, covering 19000+ pin codes. We offer diagnostic test services across Mumbai, including Thane, Navi Mumbai, Kalyan &amp; Dombivali, Delhi with Noida, Gurgaon, Faridabad &amp; Ghaziabad, Chennai, Pune, Ahmedabad, and Gandhi Nagar, Surat, Vadodara, Lucknow, Kolkata, Hyderabad, Bengaluru, and Jaipur.Job Summary:PharmEasyWe are seeking a highly motivated and passionate Web Developer Intern to join our team. As a fresher, you’ll have the opportunity to learn and grow while contributing to exciting projects. You’ll work closely with our development team to create and maintain web applications that enhance user experience.Responsibilities:Collaborate with designers to translate design wireframes and mockups into responsive and interactive user interfaces.Write well-designed, testable, and efficient code using best software development practices.Optimize applications for maximum speed and scalability.Assist in testing and debugging to ensure high-quality product delivery.Ensure the technical feasibility of UI/UX designs.Write meaningful unit and integration tests.Monitoring and logging for frontend-related metrics and issuesParticipate in code reviews and contribute to a collaborative and inclusive team environment.Stay updated with the latest industry trends, technologies, and best practices in UI development.Requirements:Proficiency in front-end technologies (Reactjs, Next.js, HTML, CSS, JavaScript)Good understanding of one or more javascript frameworks.Basic understanding of server-side CSS pre-processing platforms, such as LESS and SASS.Good understanding of asynchronous request handling, partial page updates, and AJAX.Basic understanding of cross-browser compatibility issues and ways to work around them.Working Knowledge of version control systems such as Git.Basic understanding of UI/UX design principles and tools (e.g., Figma, Adobe XD).Good understanding of web security and web memory management.Basic Understanding of CI/CD pipeline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14</text:p>
          </table:table-cell>
        </table:table-row>
        <table:table-row table:style-name="ro1">
          <table:table-cell office:value-type="string" calcext:value-type="string">
            <text:p>Data Science Intern</text:p>
          </table:table-cell>
          <table:table-cell office:value-type="string" calcext:value-type="string">
            <text:p>Corporate Website Solutions</text:p>
          </table:table-cell>
          <table:table-cell office:value-type="string" calcext:value-type="string">
            <text:p>Bengaluru, Karnataka, India</text:p>
          </table:table-cell>
          <table:table-cell office:value-type="string" calcext:value-type="string">
            <text:p>https://in.linkedin.com/jobs/view/data-science-intern-at-corporate-website-solutions-4311255274?position=8&amp;pageNum=0&amp;refId=xpTndBlqfHIgilteTD2CjQ%3D%3D&amp;trackingId=xmcPD2hl%2BmNA6e%2FqZre%2B7w%3D%3D</text:p>
          </table:table-cell>
          <table:table-cell office:value-type="string" calcext:value-type="string">
            <text:p>Job DescriptionAs a Data Science Intern, you will collaborate with our data science and analytics teams to work on meaningful projects involving data analysis, predictive modeling, and statistical modeling. You will have the opportunity to apply your academic knowledge in a practical, fast-paced environment, contribute to key data-driven projects, and gain valuable experience with industry-leading tools and technologies.ResponsibilitiesAssist in collecting, cleaning, and preprocessing data from various sources.Perform exploratory data analysis to identify trends, patterns, and anomalies.Develop and implement machine learning models and algorithms.Create data visualizations and reports to communicate findings to stakeholders.Collaborate with team members on data-driven projects and research.Participate in meetings and contribute to discussions on project progress and strategy.Work with large datasets to clean, preprocess, and analyze data.Build and deploy statistical and machine learning models to generate actionable insights.Conduct exploratory data analysis (EDA) to uncover trends, patterns, and correlations.Assist in the creation of data visualizations and dashboards for reporting insights.Support the development and improvement of data pipelines and algorithms.Collaborate with cross-functional teams to understand data needs and translate them into actionable analytics solutions.Contribute to the documentation and presentation of results, findings, and recommendations.Participate in team meetings, brainstorming sessions, and project discussions.Duration: 2 Months (with the possibility of extending up to 6 months)MODE: Work From Home (Online)RequirementsAny Graduate / PassOuts / Freasher can apply.Currently pursuing a Bachelor's or Master’s degree in Data Science, Computer Science, Mathematics, Statistics, or a related field.Proficiency in programming languages such as Python, R, or SQL.Strong foundation in statistics, probability, and data analysis techniques.BenefitsInternship CertificateLetter of recommendationStipend Performance BasedPart time work from home (2-3 Hrs per day)5 days a week, Fully Flexible Shift</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24</text:p>
          </table:table-cell>
        </table:table-row>
        <table:table-row table:style-name="ro1">
          <table:table-cell office:value-type="string" calcext:value-type="string">
            <text:p>Software Engineer Intern</text:p>
          </table:table-cell>
          <table:table-cell office:value-type="string" calcext:value-type="string">
            <text:p>Emireq</text:p>
          </table:table-cell>
          <table:table-cell office:value-type="string" calcext:value-type="string">
            <text:p>India</text:p>
          </table:table-cell>
          <table:table-cell office:value-type="string" calcext:value-type="string">
            <text:p>https://in.linkedin.com/jobs/view/software-engineer-intern-at-emireq-4311255481?position=9&amp;pageNum=0&amp;refId=xpTndBlqfHIgilteTD2CjQ%3D%3D&amp;trackingId=Lpse27Ff%2FgIwCvFc56sgcg%3D%3D</text:p>
          </table:table-cell>
          <table:table-cell office:value-type="string" calcext:value-type="string">
            <text:p>About Emireq: Emireq is a bold new initiative at the intersection of AI and global value-based economic systems. We are building the world’s first AI-powered Investment Metaverse, a principles-based financial ecosystem that combines technological innovation with ethical stewardship. Our mission is to shape the future of finance by blending cutting-edge technology with integrity and global impact.Company DescriptionWelcome to Emireq, a dynamic platform fostering ethical and Shariah-compliant investments. Emireq operates globally from its bases in the UAE and the US to connect investors, entrepreneurs, and businesses within the Islamic economy. With a presence in Dubai and Silicon Valley, Emireq caters to a diverse audience of ethical investors and visionary entrepreneurs. Our mission is to empower investors with conscious choices and support businesses aligned with ethical principles, ensuring responsible investments are accessible globally. Join Emireq to be part of a community that values ethical financial prosperity on a global scale.Job Title: Software Engineer Intern Location: Remote (India) Duration: Minimum 3 Months Work Hours: 5- 6 Hours DailyStipend: ₹10,000 – er monthWhat We Offer:Hands-on experience working on live projects in a dynamic tech environment.Mentorship and guidance from experienced professionals.A Completion Certificate upon successful completion of the internship (minimum 3 months).Opportunity for absorption into contract or permanent roles based on performance.Exposure to AI, fintech, and investment technology ecosystems.Responsibilities:Assist in designing, developing, and testing backend and frontend applications.Collaborate with the engineering team to write clean, efficient, and scalable code.Debug and troubleshoot technical issues.Participate in code reviews and contribute to improving best practices.Research and explore new technologies relevant to the curriculum and industry trends.Eligibility Criteria:Students from top-tier engineering colleges (IITs, NITs, IIITs, or within Top 100 engineering institutes in India).Strong academic performance (high CGPA preferred).Recent graduates or candidates with 3–6 months of experience may also apply.Good knowledge of backend and frontend technologies as per the latest curriculum.Requirements:Proficiency in at least one modern programming language (Python, JavaScript, or similar).Understanding of APIs, databases, and system design fundamentals.Strong problem-solving and analytical skills.Ability to work independently in a remote setup.Nice to Have:Exposure to frameworks like React, Node.js, or Django/FastAPI.Familiarity with Git/GitHub.Interest in fintech, AI, and next-gen investment technologie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36</text:p>
          </table:table-cell>
        </table:table-row>
        <table:table-row table:style-name="ro1">
          <table:table-cell office:value-type="string" calcext:value-type="string">
            <text:p>Software Engineer Intern</text:p>
          </table:table-cell>
          <table:table-cell office:value-type="string" calcext:value-type="string">
            <text:p>LegalBridge</text:p>
          </table:table-cell>
          <table:table-cell office:value-type="string" calcext:value-type="string">
            <text:p>Bengaluru, Karnataka, India</text:p>
          </table:table-cell>
          <table:table-cell office:value-type="string" calcext:value-type="string">
            <text:p>https://in.linkedin.com/jobs/view/software-engineer-intern-at-legalbridge-4308770046?position=10&amp;pageNum=0&amp;refId=xpTndBlqfHIgilteTD2CjQ%3D%3D&amp;trackingId=DxuoqV2RDMsxCkOlTR%2BF5Q%3D%3D</text:p>
          </table:table-cell>
          <table:table-cell office:value-type="string" calcext:value-type="string">
            <text:p>Software Engineer Intern (Hybrid | Bengaluru-Based)Company: LegalBridgeLocation: Delhi (Hybrid – mix of remote and in-office)Duration: 2–3 months (high performers may transition to full-time)Stipend: Competitive, output-drivenStart Date: Immediate / RollingAbout LegalBridgeLegalBridge is building the AI-first platform that helps attorneys and global mobility teams manage complex U.S. immigration workflows with speed, accuracy, and confidence.From extraordinary ability visas (O-1, EB-1A) to national interest waivers (EB-2 NIW) and executive transfers (L-1, EB-1C), our platform powers faster case preparation, evidence automation, and smart client collaboration.The RoleAs a Software Engineer Intern, you won’t just code features in isolation - you’ll help build the tools that redefine how immigration law firms operate.Your code will directly impact how attorneys, clients, and global companies handle complex visa processes.What You’ll Work OnAttorney Workflows: Build dashboards, document automation, and evidence-management features used in real immigration casesAI Integrations: Implement LLM-powered drafting, document classification, and case evaluation systemsEnd-to-End Development: Take features from idea to deployment, with reviews and mentorship from senior engineersCross-Functional Collaboration: Work directly with product designers, immigration attorneys, and AI researchersYou’re a Fit If YouAre studying (or recently graduated in) Computer Science, Engineering, or a related fieldAre comfortable with JavaScript/TypeScript or PythonHave experience with React, Next.js, Node.js, or similar frameworksHave built something - side projects, hackathons, coursework, or open sourceAre curious about AI/LLMs and how they can transform professional workflowsBonus: Experience with AI APIs, document parsing, databases (SQL/NoSQL), or cloud infrastructure.Our StackFrontend: React, Next.js, TypeScript, TailwindBackend: Node.js, Python, PostgreSQLAI: OpenAI, Anthropic ClaudeInfrastructure: Vercel, AWSYou don’t need to know it all - just be eager to learn and build.How We WorkHybrid &amp; Flexible: Combine remote focus with in-office collaborationModern Tools: GitHub, Slack, Notion, and AI copilotsImpact-Driven: Measured by output and ownership, not attendanceHigh-Trust Environment: Autonomy to make decisions, with accountability for resultsWhat You’ll GainBuild AI-powered legaltech tools used by real attorneys and clientsLearn how AI, law, and product engineering intersectWork with LLMs in production and contribute to core product featuresReceive mentorship, a completion certificate, and a letter of recommendationOpportunity to transition into a full-time role</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47</text:p>
          </table:table-cell>
        </table:table-row>
        <table:table-row table:style-name="ro1">
          <table:table-cell office:value-type="string" calcext:value-type="string">
            <text:p>Software Development Intern</text:p>
          </table:table-cell>
          <table:table-cell office:value-type="string" calcext:value-type="string">
            <text:p>Talentorix</text:p>
          </table:table-cell>
          <table:table-cell office:value-type="string" calcext:value-type="string">
            <text:p>India</text:p>
          </table:table-cell>
          <table:table-cell office:value-type="string" calcext:value-type="string">
            <text:p>https://in.linkedin.com/jobs/view/software-development-intern-at-talentorix-4310923162?position=11&amp;pageNum=0&amp;refId=xpTndBlqfHIgilteTD2CjQ%3D%3D&amp;trackingId=vrQzIv7EZ8H2glGTTCd0jg%3D%3D</text:p>
          </table:table-cell>
          <table:table-cell office:value-type="string" calcext:value-type="string">
            <text:p>Job Title: Software Development InternJob ID: RF516Work Mode: RemoteExperience Required: FresherStipend Offered: ₹15,000 – ₹20,000 per monthWorking Days: 6 DaysSchedule: Flexible Work HoursDuration: 6 MonthsAbout the OpportunityWe are seeking a motivated and curious Software Development Engineer Intern (SDE I) to join our engineering team. This role offers hands-on experience in backend development, DevOps practices, and machine learning integrations. You’ll work on real-world production systems, learn how to build scalable applications, and gain exposure to cloud infrastructure and AI-powered solutions.Key ResponsibilitiesBackend DevelopmentDesign, develop, and maintain scalable APIs and backend services.Write clean, efficient, and testable code in Python (Django/Flask) and JavaScript (Node.js).Participate in code reviews and improve overall system performance.Work with relational and NoSQL databases, handling schema design and optimization.DevOps &amp; InfrastructureAssist in maintaining and optimizing CI/CD pipelines and deployment workflows.Work with Docker for containerization and cloud platforms like AWS, GCP, or DigitalOcean.Monitor system performance and contribute to improving application reliability.ML &amp; Advanced IntegrationsSupport the integration of machine learning models and APIs (e.g., OpenCV, OpenAI).Help in model deployment, testing, and tuning for production environments.Collaborate with ML engineers on building and scaling intelligent systems.RequirementsStrong foundation in data structures, algorithms, and software design.Proficiency in Python and understanding of REST APIs.Familiarity with Docker, Git, and modern development workflows.Interest in cloud platforms, CI/CD, and machine learning applications.Strong analytical thinking, curiosity, and collaboration skills.Nice to HaveExperience with OpenCV, ML APIs, or backend development projects.Exposure to cloud platforms (AWS/GCP) through personal or academic work.Basic understanding of frontend technologies like React or Vue.js (optional).EligibilityStudents graduating in 2026 or later.Available to start immediately for a 6-month remote internship.Able to dedicate 42 hours per week.Possess relevant skills and a strong interest in backend or ML engineering.Perks &amp; BenefitsCertificate of CompletionLetter of RecommendationFlexible Working HoursOpportunity for Full-Time Job Offer</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09:58</text:p>
          </table:table-cell>
        </table:table-row>
        <table:table-row table:style-name="ro1">
          <table:table-cell office:value-type="string" calcext:value-type="string">
            <text:p>Data Science Intern</text:p>
          </table:table-cell>
          <table:table-cell office:value-type="string" calcext:value-type="string">
            <text:p>Zetheta Algorithms Private Limited</text:p>
          </table:table-cell>
          <table:table-cell office:value-type="string" calcext:value-type="string">
            <text:p>India</text:p>
          </table:table-cell>
          <table:table-cell office:value-type="string" calcext:value-type="string">
            <text:p>https://in.linkedin.com/jobs/view/data-science-intern-at-zetheta-algorithms-private-limited-4311237673?position=12&amp;pageNum=0&amp;refId=xpTndBlqfHIgilteTD2CjQ%3D%3D&amp;trackingId=VJf9bRNjZr7mOF76IPoxHg%3D%3D</text:p>
          </table:table-cell>
          <table:table-cell office:value-type="string" calcext:value-type="string">
            <text:p>About the CompanyZeTheta Algorithms Private Limited is a FinTech start-up which has been recently set up and is developing innovative AI tools.https://www.instagram.com/zetheta.officialAbout the RoleAs a Data Scientist intern, you will work on cutting-edge projects involving financial data analysis, investment research, and risk modelling. You will have the opportunity to engage in multiple mini-projects or take up a focused innovation-based research project. The project experience is designed to provide practical exposure to data science in the context of asset management, trading, and financial technology. We provide problem statements, methodology and after you submit your solution to develop the solutions/ model, we also showcase to you sample solution. You can use our sample solution to modify your project submission and expand further based on suggestions given in our sample solution. You can opt for your own research based data science solution to develop/ model.ResponsibilitiesConduct data cleaning, wrangling, and pre-processing for financial datasets.Assist investment teams in equity research, fixed income research, portfolio management, and economic analysis.Apply statistical techniques to financial problems such as credit risk modelling, probability of default, and value-at-risk estimation.Work with big data sources including financial reports, macroeconomic datasets, and alternative investment data.Use either one – Python, Excel or R to analyse, visualize, and model financial data.Participate in research projects related to quantitative trading, financial derivatives, and portfolio optimization.Who Should Apply?Any student even without coding skills can upskill (self learning) to develop Data Science Solutions. Some basic knowledge of Excel or Python or R script can help complete the projects quicker. We permit the use of all LLMs/ NLPs to help students to develop the solutions.Strong problem-solving and analytical skills.Able to self-learn and work independently in a remote, flexible environment.Internship DetailsDuration: Option of 1 month, 2 month, 3 month, 4 month or 6 monthsTiming: Self-paced.Type: Unpaid</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06</text:p>
          </table:table-cell>
        </table:table-row>
        <table:table-row table:style-name="ro1">
          <table:table-cell office:value-type="string" calcext:value-type="string">
            <text:p>Data Science / AI-ML / Gen AI Mentor Intern</text:p>
          </table:table-cell>
          <table:table-cell office:value-type="string" calcext:value-type="string">
            <text:p>HCL GUVI</text:p>
          </table:table-cell>
          <table:table-cell office:value-type="string" calcext:value-type="string">
            <text:p>India</text:p>
          </table:table-cell>
          <table:table-cell office:value-type="string" calcext:value-type="string">
            <text:p>https://in.linkedin.com/jobs/view/data-science-ai-ml-gen-ai-mentor-intern-at-hcl-guvi-4310308669?position=13&amp;pageNum=0&amp;refId=xpTndBlqfHIgilteTD2CjQ%3D%3D&amp;trackingId=rvRfVxvJI%2F6dsLrWFPtbmw%3D%3D</text:p>
          </table:table-cell>
          <table:table-cell office:value-type="string" calcext:value-type="string">
            <text:p>About the Role:Are you a PhD or M.Tech student from a top-tier university (IITs, IISc, IISERs, NITs, etc.) aspiring to be a future professor, researcher, or thought leader in Data Science and AI?HCL–GUVI offers a Mentorship Internship where you will:Mentor learners in AI/ML, Deep Learning, and Generative AI.Gain first-hand experience in online teaching &amp; mentoring through a leading LMS platform.Collaborate with industry practitioners and edtech teams on real-world and state-of-the-art research projects.Work on AI in Education problems, such as building intelligent educational applications, personalized learning systems, and Gen AI-based teaching assistants.This is not just an internship — it’s an academic-industry bridge program that equips you with mentorship skills, edtech exposure, and professional networks while pursuing your advanced degree.Key Responsibilities:Deliver interactive online mentoring sessions (weekday evenings or weekends).Teach and guide learners on Data Science, Machine Learning, Deep Learning, and Generative AI with a hands-on, applied focus.Mentor students on coding labs, mini-projects, and real-world case studies.Provide doubt resolution, assignment reviews, and project guidance.Collaborate on educational research problems, including designing AI-powered teaching/assessment tools.Gain exposure to LMS platforms, online workspace tools, and student progress tracking systems.Work closely with GUVI’s curriculum &amp; industry teams to align teaching with state-of-the-art practices and applications.Who Can Apply:Currently pursuing M.Tech/MS/PhD in Computer Science, Data Science, AI/ML, or related fields.Students from top-tier institutes (IITs, IISc, IISERs, NITs, etc.) strongly preferred.Strong academic/research background in AI/ML and Deep Learning.Programming skills in Python with experience in Pandas, NumPy, scikit-learn, TensorFlow/PyTorch.Familiarity with LLMs, Hugging Face, LangChain, RAG, and Gen AI pipelines is a big plus.Excellent communication skills in English and Tamil (both required).Passionate about teaching, mentoring, and bridging research with practice.Why Join? - The Intern Advantage:Exposure to Online Teaching &amp; LMS: Hands-on experience with online learning platforms and digital classroom tools — a must-have skill for future professors and trainers.Work on SOTA Projects: Collaborate on cutting-edge AI/ML and Gen AI projects, including AI in Education applications.Industry-Academia Collaboration: Engage with industry mentors, edtech experts, and real-world learners.Research Opportunities: Contribute to research-driven educational applications and publishable outcomes.Career Edge: Build teaching, mentoring, and communication skills that strengthen your academic and professional profile.Competitive Stipend: Per-session stipend + incentives for outstanding mentorship.Flexibility: Part-time, 6–10 hours per week (choose weekday evenings or weekends).Schedule &amp; Commitment:Part-time internship (6–10 hrs/week).Duration: 3–6 months, extendable.How to Apply:Apply via this job post—or—Send your CV and a short note (mentioning your university, program, and preferred mentoring slot — weekday evenings or weekends) to: amitkumar@guvi.in—or— DM Amit Kumar on the platform where you found this posting.</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15</text:p>
          </table:table-cell>
        </table:table-row>
        <table:table-row table:style-name="ro1">
          <table:table-cell office:value-type="string" calcext:value-type="string">
            <text:p>Data Science Intern</text:p>
          </table:table-cell>
          <table:table-cell office:value-type="string" calcext:value-type="string">
            <text:p>WEBBOOST SOLUTION IT SERVICES</text:p>
          </table:table-cell>
          <table:table-cell office:value-type="string" calcext:value-type="string">
            <text:p>India</text:p>
          </table:table-cell>
          <table:table-cell office:value-type="string" calcext:value-type="string">
            <text:p>https://in.linkedin.com/jobs/view/data-science-intern-at-webboost-solution-it-services-4311592764?position=14&amp;pageNum=0&amp;refId=xpTndBlqfHIgilteTD2CjQ%3D%3D&amp;trackingId=5Vf6yZbWA08Jme1ublDMTw%3D%3D</text:p>
          </table:table-cell>
          <table:table-cell office:value-type="string" calcext:value-type="string">
            <text:p>Data Science Intern (Paid)Company: WebBoost Solutions by UMLocation: RemoteDuration: 3 monthsOpportunity: Full-time based on performance, with a Certificate of InternshipAbout WebBoost Solutions by UMWebBoost Solutions by UM provides aspiring professionals with hands-on experience in data science, offering real-world projects to develop and refine their analytical and machine learning skills for a successful career.Responsibilities✅ Collect, preprocess, and analyze large datasets.✅ Develop predictive models and machine learning algorithms.✅ Perform exploratory data analysis (EDA) to extract meaningful insights.✅ Create data visualizations and dashboards for effective communication of findings.✅ Collaborate with cross-functional teams to deliver data-driven solutions.Requirements🎓 Enrolled in or graduate of a program in Data Science, Computer Science, Statistics, or a related field.🐍 Proficiency in Python for data analysis and modeling.🧠 Knowledge of machine learning libraries such as scikit-learn, TensorFlow, or PyTorch (preferred).📊 Familiarity with data visualization tools (Tableau, Power BI, or Matplotlib).🧐 Strong analytical and problem-solving skills.🗣 Excellent communication and teamwork abilities.Stipend &amp; Benefits💰 Stipend: ₹7,500 - ₹15,000 (Performance-Based).✔ Hands-on experience in data science projects.✔ Certificate of Internship &amp; Letter of Recommendation.✔ Opportunity to build a strong portfolio of data science models and applications.✔ Potential for full-time employment based on performance.How to Apply📩 Submit your resume and a cover letter with the subject line "Data Science Intern Application."📅 Deadline: 08th October 2025Equal OpportunityWebBoost Solutions by UM is committed to fostering an inclusive and diverse environment and encourages applications from all backgrounds.Let me know if you need any modifications! 🚀</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26</text:p>
          </table:table-cell>
        </table:table-row>
        <table:table-row table:style-name="ro1">
          <table:table-cell office:value-type="string" calcext:value-type="string">
            <text:p>Software Engineer Intern</text:p>
          </table:table-cell>
          <table:table-cell office:value-type="string" calcext:value-type="string">
            <text:p>Readyly</text:p>
          </table:table-cell>
          <table:table-cell office:value-type="string" calcext:value-type="string">
            <text:p>India</text:p>
          </table:table-cell>
          <table:table-cell office:value-type="string" calcext:value-type="string">
            <text:p>https://in.linkedin.com/jobs/view/software-engineer-intern-at-readyly-4310323966?position=15&amp;pageNum=0&amp;refId=xpTndBlqfHIgilteTD2CjQ%3D%3D&amp;trackingId=3O8wD0wOJo2mIdjN3wnDMQ%3D%3D</text:p>
          </table:table-cell>
          <table:table-cell office:value-type="string" calcext:value-type="string">
            <text:p>About the Role We are looking for a passionate and motivated Software Engineer Intern to join our engineering team. The ideal candidate will help build high-quality, scalable, and testable applications while gaining hands-on experience with modern technologies and cloud platforms.ResponsibilitiesDevelop high-quality, maintainable software and web applications.Design, implement, and test scalable features.Analyze and enhance existing software systems for performance and reliability.Collaborate with cross-functional teams to define, design, and ship new features.Identify, troubleshoot, and resolve software defects efficiently.QualificationsBachelor’s degree (or pursuing) in Computer Science, Information Technology, or a related field.Strong understanding of data structures, algorithms, and software design principles.Hands-on experience in one or more of the following:React.js, Node.js, PythonAWS Lambda and serverless architecturesAWS Certification is a plus.Stipend and Work Hours₹25,000 per month﻿Duration: 6 months20 hours per week (part-time)Exceptional interns may be offered a full-time Software Development Engineer (SDE) role upon successful completion of the internship, with a competitive annual salary package.</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37</text:p>
          </table:table-cell>
        </table:table-row>
        <table:table-row table:style-name="ro1">
          <table:table-cell office:value-type="string" calcext:value-type="string">
            <text:p>Data Science Intern</text:p>
          </table:table-cell>
          <table:table-cell office:value-type="string" calcext:value-type="string">
            <text:p>UM IT PRIVATE LIMITED</text:p>
          </table:table-cell>
          <table:table-cell office:value-type="string" calcext:value-type="string">
            <text:p>India</text:p>
          </table:table-cell>
          <table:table-cell office:value-type="string" calcext:value-type="string">
            <text:p>https://in.linkedin.com/jobs/view/data-science-intern-at-um-it-private-limited-4312027650?position=16&amp;pageNum=0&amp;refId=xpTndBlqfHIgilteTD2CjQ%3D%3D&amp;trackingId=NGVkdPDQsv9bhlJAYUtytg%3D%3D</text:p>
          </table:table-cell>
          <table:table-cell office:value-type="string" calcext:value-type="string">
            <text:p>Data Science Intern (Paid)Company: WebBoost Solutions by UMLocation: RemoteDuration: 3 monthsOpportunity: Full-time based on performance, with a Certificate of InternshipAbout WebBoost Solutions by UMWebBoost Solutions by UM provides aspiring professionals with hands-on experience in data science, offering real-world projects to develop and refine their analytical and machine learning skills for a successful career.Responsibilities✅ Collect, preprocess, and analyze large datasets.✅ Develop predictive models and machine learning algorithms.✅ Perform exploratory data analysis (EDA) to extract meaningful insights.✅ Create data visualizations and dashboards for effective communication of findings.✅ Collaborate with cross-functional teams to deliver data-driven solutions.Requirements🎓 Enrolled in or graduate of a program in Data Science, Computer Science, Statistics, or a related field.🐍 Proficiency in Python for data analysis and modeling.🧠 Knowledge of machine learning libraries such as scikit-learn, TensorFlow, or PyTorch (preferred).📊 Familiarity with data visualization tools (Tableau, Power BI, or Matplotlib).🧐 Strong analytical and problem-solving skills.🗣 Excellent communication and teamwork abilities.Stipend &amp; Benefits💰 Stipend: ₹7,500 - ₹15,000 (Performance-Based).✔ Hands-on experience in data science projects.✔ Certificate of Internship &amp; Letter of Recommendation.✔ Opportunity to build a strong portfolio of data science models and applications.✔ Potential for full-time employment based on performance.How to Apply📩 Submit your resume and a cover letter with the subject line "Data Science Intern Application."📅 Deadline: 09th October 2025Equal OpportunityWebBoost Solutions by UM is committed to fostering an inclusive and diverse environment and encourages applications from all backgrounds.Let me know if you need any modifications! 🚀</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47</text:p>
          </table:table-cell>
        </table:table-row>
        <table:table-row table:style-name="ro1">
          <table:table-cell office:value-type="string" calcext:value-type="string">
            <text:p>Software Engineer Intern</text:p>
          </table:table-cell>
          <table:table-cell office:value-type="string" calcext:value-type="string">
            <text:p>OpenSphere</text:p>
          </table:table-cell>
          <table:table-cell office:value-type="string" calcext:value-type="string">
            <text:p>Bengaluru, Karnataka, India</text:p>
          </table:table-cell>
          <table:table-cell office:value-type="string" calcext:value-type="string">
            <text:p>https://in.linkedin.com/jobs/view/software-engineer-intern-at-opensphere-4309183905?position=17&amp;pageNum=0&amp;refId=xpTndBlqfHIgilteTD2CjQ%3D%3D&amp;trackingId=ZUPaYD0xv%2BNQ2UMN%2FVEoQg%3D%3D</text:p>
          </table:table-cell>
          <table:table-cell office:value-type="string" calcext:value-type="string">
            <text:p>Software Engineer Intern (Hybrid | Delhi-Based)Company: OpenSphereLocation: Delhi (Hybrid – mix of remote and in-office)Duration: 2–3 months (high performers may be offered full-time)Stipend: Competitive, output-drivenStart Date: Immediate / RollingWhat We DoOpenSphere builds AI-powered tools that simplify U.S. immigration (O-1, EB-1A, EB-2 NIW visas) for founders, researchers, and professionals. We're making complex legal processes faster and clearer.The RoleYou'll build real features that go into production - not mock projects or busywork.What you'll work on:User-facing workflows: dashboards, document processing, eligibility toolsAI integrations: LLM-powered case analysis and document generationEnd-to-end features: from idea to deployment, with code review from senior engineersCross-functional collaboration: work directly with product, design, and immigration attorneysYou're a Fit If:Studying (or recently graduated) CS, Engineering, or related fieldComfortable with JavaScript/TypeScript or PythonExperience with React, Next.js, Node.js, or similar modern frameworksYou've built something - side projects, hackathons, coursework, open sourceCurious about AI/LLMs and how they solve real problemsBonus: Experience with AI APIs, document processing, databases (SQL/NoSQL), or cloud platforms.Tech StackFrontend: React, Next.js, TypeScript, TailwindBackend: Node.js, Python, PostgreSQLAI: OpenAI, Anthropic ClaudeInfrastructure: Vercel, AWSYou don't need to know it all - just learn fast.How We WorkHybrid &amp; Flexible – Balance remote focus time with collaborative in-office sessionsModern Stack – GitHub, Slack, Notion, AI copilotsOutput-Driven – Measured by impact and results, not hours or attendanceHigh Trust – Autonomy to make decisions, responsibility to own outcomesWhat You'll GainWork with LLMs in production. Build features from scratch. Learn legaltech and startup dynamics. Get mentorship through code reviews. Transition to full-time if you perform well.+ Certificate + LOR included.</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53</text:p>
          </table:table-cell>
        </table:table-row>
        <table:table-row table:style-name="ro1">
          <table:table-cell office:value-type="string" calcext:value-type="string">
            <text:p>SDE Intern</text:p>
          </table:table-cell>
          <table:table-cell office:value-type="string" calcext:value-type="string">
            <text:p>Zorvyn</text:p>
          </table:table-cell>
          <table:table-cell office:value-type="string" calcext:value-type="string">
            <text:p>India</text:p>
          </table:table-cell>
          <table:table-cell office:value-type="string" calcext:value-type="string">
            <text:p>https://in.linkedin.com/jobs/view/sde-intern-at-zorvyn-4307535990?position=18&amp;pageNum=0&amp;refId=xpTndBlqfHIgilteTD2CjQ%3D%3D&amp;trackingId=yIj%2BPN7rTzv53Glv8quYKA%3D%3D</text:p>
          </table:table-cell>
          <table:table-cell office:value-type="string" calcext:value-type="string">
            <text:p>Experience: 0-1 YearLocation: Remote/BangaloreDuration: 6 MonthsStripend: 40,000 INRRole DescriptionAt Zorvyn, we are building secure and scalable financial technology solutions for enterprises and startups. As an SDE Intern (Java), you will work with our engineering team to design, develop, and optimize Java-based applications that power core banking and financial services. This role is ideal for students or recent graduates passionate about backend development, clean code practices, and learning how fintech products are built in real-world environments.ResponsibilitiesAssist in the design, development, and testing of Java based backend services and APIs.Write clean, efficient, and maintainable code following coding standards.Debug, troubleshoot, and fix software issues under the guidance of senior engineers.Collaborate with the engineering team to integrate microservices and database systems.Participate in code reviews and contribute to improving code quality.Work with tools like Git, Maven/Gradle, Spring Boot, and relational databases.Document technical designs, workflows, and system improvements.RequirementsStrong understanding of Java, OOP concepts, and data structures.Familiarity with frameworks like Spring / Spring Boot.Knowledge of relational databases (MySQL, PostgreSQL, etc.).Understanding of REST APIs and microservices architecture.Good problem-solving and analytical skills.Familiarity with Git/GitHub for version control.Ability to learn quickly and work in a collaborative team environment.What You’ll GainHands-on experience in backend development for fintech products.Mentorship from experienced engineers.Exposure to scalable microservices architecture in real-world projects.Opportunity to transition into a full-time role based on performance.</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0:59</text:p>
          </table:table-cell>
        </table:table-row>
        <table:table-row table:style-name="ro1">
          <table:table-cell office:value-type="string" calcext:value-type="string">
            <text:p>SDE Intern (Frontend)</text:p>
          </table:table-cell>
          <table:table-cell office:value-type="string" calcext:value-type="string">
            <text:p>UniCult</text:p>
          </table:table-cell>
          <table:table-cell office:value-type="string" calcext:value-type="string">
            <text:p>Bengaluru, Karnataka, India</text:p>
          </table:table-cell>
          <table:table-cell office:value-type="string" calcext:value-type="string">
            <text:p>https://in.linkedin.com/jobs/view/sde-intern-frontend-at-unicult-4309753963?position=19&amp;pageNum=0&amp;refId=xpTndBlqfHIgilteTD2CjQ%3D%3D&amp;trackingId=P1FUA7TDijgMm6BOplCwuw%3D%3D</text:p>
          </table:table-cell>
          <table:table-cell office:value-type="string" calcext:value-type="string">
            <text:p>Software Development Engineer Intern - Frontend FocusLocation: Bangalore (In-office / Hybrid)Duration: 3-6 MonthsStipend: INR 50,000 per month (Fixed) + Performance IncentivesOpportunity: Potential for full-time conversion based on performance.About UniCult:UniCult is at the forefront of empowering top creators and info-led businesses. We specialize in building custom Learning Management System (LMS) platforms with a heavy emphasis on conversion-centric design with AI Agents.Our mission is to help these businesses significantly increase backend sales for their main products, which often operate at an enterprise scale or are high-ticket offerings. We're proud to process over $1M/month in transaction volume across our clients and are experiencing rapid 50% month-over-month growth. Join a team that's redefining digital education and e-commerce for leading industry voices.The Opportunity:Are you a highly driven, intellectually curious developer with a passion for building exceptional user experiences and a hunger to make a tangible impact? UniCult is seeking a talented Software Development Engineer (SDE) Intern with a strong Frontend Focus to join our dynamic and fast-growing team. While this role offers exposure to full-stack development, your primary responsibility will be on the frontend, crafting intuitive, beautiful, and highly performant UIs that drive conversions. This isn't just an internship; it's a chance to build foundational products and features that directly contribute to our clients' success and our explosive growth, with a clear path to a full-time role for top performers.What You'll Be Doing:Crafting Cutting-Edge UIs: Design and implement robust, pixel-perfect React components and user interfaces for our LMS platform and course interface templates. You'll be instrumental in enhancing the overall UI/UX, ensuring a seamless and engaging learning journey for millions of users.Bringing Designs to Life: Work closely with our design team to translate complex wireframes and prototypes into interactive, animated, and visually stunning frontend experiences, with an eye towards modern design tools and efficient implementation.Conversion-Driven Development: Apply foundational Conversion Rate Optimization (CRO) principles to your development process, understanding how UI choices impact user behavior and ultimately drive upsells and conversions.Integrating with Powerful Backends: Develop frontend features that seamlessly interact with our FastAPI-powered backend, including applications leveraging Retrieval-Augmented Generation (RAG) paradigms.Improving Core Platform: Contribute to architectural decisions and best practices for frontend development, ensuring scalability, maintainability, and optimal performance.Innovate &amp; Iterate: Actively participate in brainstorming sessions, code reviews, and contribute to a culture of continuous improvement and rapid iteration.What We're Looking For:We're seeking the top 1% of emerging talent – individuals who are not just skilled, but possess an intrinsic drive for excellence.Exceptional React.js Skills: Proven experience with React, including a strong understanding of its ecosystem, state management, and component-based architecture.Frontend Mastery: Solid grasp of HTML5, CSS3, and JavaScript (ES6+). Experience with modern styling approaches (e.g., Styled Components, Tailwind CSS, Sass).UX/UI Acumen: A keen eye for design, user experience, and a commitment to building interfaces that are both aesthetically pleasing and highly functional. Familiarity with interactive prototyping tools or animation libraries is a plus.Backend Awareness: Basic understanding of API interactions and experience consuming RESTful APIs. Exposure to or a strong interest in learning about FastAPI and RAG applications is highly valued.CRO Mindset: An understanding of basic Conversion Rate Optimization principles and how design and development choices influence user conversion funnels.Intellectual Curiosity &amp; Problem Solving: Demonstrated ability to quickly grasp new concepts, solve complex technical challenges, and continuously learn and adapt.High Agency &amp; Ownership: A proactive, self-starting attitude. You don't wait to be told what to do; you identify problems and opportunities and take initiative.Work Ethic: Resilient, dedicated, and committed to delivering high-quality results in a fast-paced environment.Collaboration: Eager to collaborate effectively within a cross-functional team, sharing knowledge and contributing to a positive team environment.Why Join UniCult?Direct Impact: Your work will directly influence the success of top creators and info-businesses, with visible results on transaction volumes and conversions.Rapid Growth Environment: Thrive in a company experiencing exponential growth, offering unparalleled learning opportunities and career acceleration.Competitive Compensation: A strong monthly stipend of INR 50,000 plus performance incentives, recognizing your immediate value and future potential.Clear Career Path: Opportunity for full-time conversion based on your performance and contributions during the internship.Culture of Excellence: Work in a collaborative, autonomous, and high-ownership environment where your contributions are recognized and celebrated.Cutting-Edge Tech: Get hands-on with modern frontend frameworks and engage with exciting backend technologies like FastAPI and RAG applications.To Stand Out:If you are particularly interested in this role and want to make your application shine, please email us directly at team@unicult.club with the subject "SDE Intern - Frontend Focus Application: [Your Name]" and tell us why we should hire you – be creative!If you're ready to tackle challenging problems, build impactful products, and grow with a company that's making waves in the creator economy, we want to hear from you!</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05</text:p>
          </table:table-cell>
        </table:table-row>
        <table:table-row table:style-name="ro1">
          <table:table-cell office:value-type="string" calcext:value-type="string">
            <text:p>Software Developer Internship in Chennai</text:p>
          </table:table-cell>
          <table:table-cell office:value-type="string" calcext:value-type="string">
            <text:p>ROOVEL SOLUTIONS PRIVATE LIMITED</text:p>
          </table:table-cell>
          <table:table-cell office:value-type="string" calcext:value-type="string">
            <text:p>Chennai, Tamil Nadu, India</text:p>
          </table:table-cell>
          <table:table-cell office:value-type="string" calcext:value-type="string">
            <text:p>https://in.linkedin.com/jobs/view/software-developer-internship-in-chennai-at-roovel-solutions-private-limited-4311757004?position=20&amp;pageNum=0&amp;refId=xpTndBlqfHIgilteTD2CjQ%3D%3D&amp;trackingId=gzWbsS9%2BPCB9sCPOLFXpsQ%3D%3D</text:p>
          </table:table-cell>
          <table:table-cell office:value-type="string" calcext:value-type="string">
            <text:p>Selected Intern's Day-to-day Responsibilities Include Assisting in designing, coding, testing, and deploying web applications Collaborating with senior developers to solve technical challengesAbout Company: Power Clean cleaning and degreasing chemicals are biodegradable cleaners and degreasers that are manufactured in India by Roovel Solutions Private Limited, with technical know-how from the USA.</text:p>
            <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16</text:p>
          </table:table-cell>
        </table:table-row>
        <table:table-row table:style-name="ro1">
          <table:table-cell office:value-type="string" calcext:value-type="string">
            <text:p>Software Trainee Engineer</text:p>
          </table:table-cell>
          <table:table-cell office:value-type="string" calcext:value-type="string">
            <text:p>Essor Talents Consultancy</text:p>
          </table:table-cell>
          <table:table-cell office:value-type="string" calcext:value-type="string">
            <text:p>Bengaluru, Karnataka, India</text:p>
          </table:table-cell>
          <table:table-cell office:value-type="string" calcext:value-type="string">
            <text:p>https://in.linkedin.com/jobs/view/software-trainee-engineer-at-essor-talents-consultancy-4309115431?position=21&amp;pageNum=0&amp;refId=xpTndBlqfHIgilteTD2CjQ%3D%3D&amp;trackingId=8Oda5prpxfD2z%2Fy670eP%2Bg%3D%3D</text:p>
          </table:table-cell>
          <table:table-cell office:value-type="string" calcext:value-type="string">
            <text:p>Job Title: Software Trainee EngineerJob ID: RF513Work Location: BengaluruWork Mode: RemoteExperience Required: FresherSalary Offered: ₹2.5 LPAWorking Days: 5 DaysAbout the RoleWe are seeking enthusiastic and motivated Software Trainee Engineers who are eager to start their careers in software development. This opportunity is ideal for recent graduates who possess a strong foundation in computer science, solid technical knowledge, and a keen interest in learning modern technologies and industry practices.Key ResponsibilitiesAssist in the design, development, and testing of software applications.Collaborate with senior developers and project teams to build efficient, scalable solutions.Write clean, maintainable, and well-documented code.Participate in debugging, code reviews, and troubleshooting technical issues.Continuously learn and adapt to new tools, frameworks, and technologies.RequirementsBE/BTech in Computer Science, Information Technology, or related discipline.Strong understanding of HTML, CSS, Python, and Java.Internship or academic project experience in software development (preferred).Good analytical, problem-solving, and communication skills.Eagerness to learn and work collaboratively in a fast-paced environment.What We OfferOpportunity to gain real-world experience in modern software engineering.Supportive and collaborative work environment.Mentorship from experienced developers.Exposure to live projects and scalable application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22</text:p>
          </table:table-cell>
        </table:table-row>
        <table:table-row table:style-name="ro1">
          <table:table-cell office:value-type="string" calcext:value-type="string">
            <text:p>Software Engineer Intern</text:p>
          </table:table-cell>
          <table:table-cell office:value-type="string" calcext:value-type="string">
            <text:p>Goda Infotech LLP</text:p>
          </table:table-cell>
          <table:table-cell office:value-type="string" calcext:value-type="string">
            <text:p>Rajahmundry, Andhra Pradesh, India</text:p>
          </table:table-cell>
          <table:table-cell office:value-type="string" calcext:value-type="string">
            <text:p>https://in.linkedin.com/jobs/view/software-engineer-intern-at-goda-infotech-llp-4311272611?position=22&amp;pageNum=0&amp;refId=xpTndBlqfHIgilteTD2CjQ%3D%3D&amp;trackingId=YHBKnd54uGPInYKBU12pmw%3D%3D</text:p>
          </table:table-cell>
          <table:table-cell office:value-type="string" calcext:value-type="string">
            <text:p>Company Description We suggest you enter details here. Role Description This is a full-time, on-site role for a Software Engineer Intern located in Rajahmundry. The Software Engineer Intern will be responsible for assisting with the design, development, and implementation of software applications. Day-to-day tasks include writing and testing code, debugging and troubleshooting software issues, collaborating with team members to understand project requirements, and maintaining accurate documentation of work. The Software Engineer Intern will also participate in code reviews and contribute to the development of technical specifications. Qualifications Proficiency in programming languages such as Java, Python, or C++Familiarity with software development methodologies and toolsKnowledge of web development technologies such as HTML, CSS, and JavaScriptStrong analytical and problem-solving skillsExcellent communication and teamwork skillsAbility to learn new technologies and concepts quicklyCurrently pursuing or recently completed a Bachelor's degree in Computer Science, Software Engineering, or a related fieldExperience with version control systems like Git is a plus</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30</text:p>
          </table:table-cell>
        </table:table-row>
        <table:table-row table:style-name="ro1">
          <table:table-cell office:value-type="string" calcext:value-type="string">
            <text:p>Life Science Intern (Paid, AI-Driven Drug Development &amp; Clinical Research)</text:p>
          </table:table-cell>
          <table:table-cell office:value-type="string" calcext:value-type="string">
            <text:p>Dizzaroo Pvt Ltd</text:p>
          </table:table-cell>
          <table:table-cell office:value-type="string" calcext:value-type="string">
            <text:p>Pune, Maharashtra, India</text:p>
          </table:table-cell>
          <table:table-cell office:value-type="string" calcext:value-type="string">
            <text:p>https://in.linkedin.com/jobs/view/life-science-intern-paid-ai-driven-drug-development-clinical-research-at-dizzaroo-pvt-ltd-4311182234?position=23&amp;pageNum=0&amp;refId=xpTndBlqfHIgilteTD2CjQ%3D%3D&amp;trackingId=CtYzAis%2BB69QyVfiQp8%2B2Q%3D%3D</text:p>
          </table:table-cell>
          <table:table-cell office:value-type="string" calcext:value-type="string">
            <text:p>Life Science Intern (Paid, AI-Driven Drug Development &amp; Clinical Research) — On-SiteLocation: Pune (On-site, India) Company: Dizzaroo Pvt Ltd Type: Internship (with potential for full-time conversion)About DizzarooDizzaroo Pvt Ltd is the R&amp;D hub of the Dizzaroo Group, an AI-driven life-sciences company building intelligent solutions for clinical research, translational biology, and oncology (clinical data review automation, protocol authoring, digital pathology, and AI knowledge graphs).Role OverviewWe’re seeking a Life Science Intern to act as a domain expert across our AI applications in drug development and clinical research. This is an in-person role from our Pune office—ideal for students close to graduation or recent grads aiming for a full-time transition.What You’ll DoServe as a domain expert to help design and train AI agents for life-science use cases.Work hands-on with biomedical and clinical datasets (preclinical, translational, clinical).Build workflows linking biological insight to computational/AI pipelines.Contribute to data curation, annotation, and interpretation across the drug-development lifecycle.Collaborate with engineering and data science on cross-functional R&amp;D.Prepare concise internal documentation and present findings.Who You ArePursuing or recently completed a Bachelors/Masters in Life Sciences, Biotechnology, Pharmacology, Bioinformatics, or related field.Curious, can-do mindset with comfort learning across biology, data, and AI.Solid fundamentals in molecular biology, pharmacology, or clinical research.Clear written and verbal communication.Bonus: Comfort with data tools (Excel; basics in Python/R) or familiarity with drug development.What We OfferExposure to cutting-edge AI projects in pharma/clinical research.Mentorship from experienced clinicians, data scientists, and product leaders.Clear path to full-time conversion upon strong performance.Collaborative, high-ownership culture in an on-site setting.</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41</text:p>
          </table:table-cell>
        </table:table-row>
        <table:table-row table:style-name="ro1">
          <table:table-cell office:value-type="string" calcext:value-type="string">
            <text:p>Intern - Software Engineering (.Net)</text:p>
          </table:table-cell>
          <table:table-cell office:value-type="string" calcext:value-type="string">
            <text:p>Icertis</text:p>
          </table:table-cell>
          <table:table-cell office:value-type="string" calcext:value-type="string">
            <text:p>Pune, Maharashtra, India</text:p>
          </table:table-cell>
          <table:table-cell office:value-type="string" calcext:value-type="string">
            <text:p>https://in.linkedin.com/jobs/view/intern-software-engineering-net-at-icertis-4289264422?position=24&amp;pageNum=0&amp;refId=xpTndBlqfHIgilteTD2CjQ%3D%3D&amp;trackingId=17Eb1YoDLD1auL54AKE9oA%3D%3D</text:p>
          </table:table-cell>
          <table:table-cell office:value-type="string" calcext:value-type="string">
            <text:p>Job DescriptionThis is a great opportunity to learn and grow with a fast-paced, innovative company. You will be working with a talented team of developers and gain exposure to the latest technologies. We offer a friendly and collaborative work environment.ResponsibilitiesAssist in designing, developing and testing new features for our web applications using .Net &amp; Salesforce technologies.Help integrate third-party platforms and APIs into our core systems.Support the development team in building and maintaining scalable, robust applications.Learn and adhere to our software development lifecycle and processes.QualificationsPursuing a degree in Computer Science or a related technical field.Strong programming skills in any language. Knowledge of JavaScript, HTML, CSS is a plus.Familiarity with software development methodologies and tools.Good analytical and problem-solving abilities.Passion for learning new technologies.About UsIcertis is the global leader in AI-powered contract intelligence. The Icertis platform revolutionizes contract management, equipping customers with powerful insights and automation to grow revenue, control costs, mitigate risk, and ensure compliance - the pillars of business success. Today, more than one third of the Fortune 100 trust Icertis to realize the full intent of millions of commercial agreements in 90+ countries.About The TeamWho we a re: Icertis is the only contract intelligence platform companies trust to keep them out in front, now and in the future. Our unwavering commitment to contract intelligence is grounded in our FORTE values—Fairness, Openness, Respect, Teamwork and Execution—which guide all our interactions with employees, customers, partners, and stakeholders. Because in our mission to be the contract intelligence platform of the world, we believe how we get there is as important as the destination.Icertis, Inc. provides Equal Employment Opportunity to all employees and applicants for employment without regard to race, color, religion, gender identity or expression, sex, sexual orientation, national origin, age, disability, genetic information, marital status, amnesty, or status as a covered veteran in accordance with applicable federal, state and local laws. Icertis, Inc. complies with applicable state and local laws governing non-discrimination in employment in every location in which the company has facilities. If you are in need of accommodation or special assistance to navigate our website or to complete your application, please send an e-mail with your request to careers@icertis.com or get in touch with your recruiter.</text:p>
            <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47</text:p>
          </table:table-cell>
        </table:table-row>
        <table:table-row table:style-name="ro1">
          <table:table-cell office:value-type="string" calcext:value-type="string">
            <text:p>Financial Analysis Intern</text:p>
          </table:table-cell>
          <table:table-cell office:value-type="string" calcext:value-type="string">
            <text:p>Discover Dollar Inc</text:p>
          </table:table-cell>
          <table:table-cell office:value-type="string" calcext:value-type="string">
            <text:p>Bengaluru East, Karnataka, India</text:p>
          </table:table-cell>
          <table:table-cell office:value-type="string" calcext:value-type="string">
            <text:p>https://in.linkedin.com/jobs/view/financial-analysis-intern-at-discover-dollar-inc-4310351326?position=25&amp;pageNum=0&amp;refId=xpTndBlqfHIgilteTD2CjQ%3D%3D&amp;trackingId=%2Bax%2BPnv%2Fxy1YEiQuHUHITQ%3D%3D</text:p>
          </table:table-cell>
          <table:table-cell office:value-type="string" calcext:value-type="string">
            <text:p>About UsDiscover Dollar’s mission is to help enterprises to create value by harnessing vast amount of unstructured data - in the form of email, chats, PDFs, and contract copies etc., using data-first approach using data science, AI and cutting-edge technologies.Why Discover Dollar We are one of the great innovative product companies in the Finance space We have a magnificent work culture and are certified Great Place to Work We have a distinguished career in both Tech &amp; Non-Tech domainJob Description The primary role of a Financial Analysis Intern is to Audit the standard reports to identify duplicate, over and under payments for the client. Analyze agreements, invoices, purchase orders and other documentation, exploring possible missed opportunities and improving the processes. Successfully uses Audit Tools with increasing proficiency with all systems and applications including internal and client tools. Identify new claim opportunities for different clients. Work on new initiatives and participate in various KT sessions organized in the companyRequirementsCandidate should hold a master's degree in commerce or finance. Ideal candidate should have Commerce / Finance in both UG &amp; PG degree. Candidate should have 0 – 1 years of experienceShould have good verbal and writing communicationShould be strong in analytical skillsDisplays positive and can-do attitudeNoteStipend is 12,000/- per month subject to 10% TDSWork Location - BangaloreWork mode - HybridDuration of internship - 6 monthsInterview process - Aptitude round, Group discussion, HR Interview, Technical Interview</text:p>
            <text:p>        </text:p>
            <text:p/>
            <text:p/>
            <text:p>        </text:p>
            <text:p>            Show more</text:p>
            <text:p>          </text:p>
            <text:p/>
            <text:p>          </text:p>
            <text:p/>
            <text:p/>
            <text:p/>
            <text:p>        </text:p>
            <text:p>            Show less</text:p>
          </table:table-cell>
          <table:table-cell office:value-type="string" calcext:value-type="string">
            <text:p>Data Science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1:57</text:p>
          </table:table-cell>
        </table:table-row>
        <table:table-row table:style-name="ro1">
          <table:table-cell office:value-type="string" calcext:value-type="string">
            <text:p>Machine Learning Intern</text:p>
          </table:table-cell>
          <table:table-cell office:value-type="string" calcext:value-type="string">
            <text:p>UM IT Solutions</text:p>
          </table:table-cell>
          <table:table-cell office:value-type="string" calcext:value-type="string">
            <text:p>India</text:p>
          </table:table-cell>
          <table:table-cell office:value-type="string" calcext:value-type="string">
            <text:p>https://in.linkedin.com/jobs/view/machine-learning-intern-at-um-it-solutions-4311249542?position=2&amp;pageNum=0&amp;refId=BdDApKS5q8QjgCZBwhre3Q%3D%3D&amp;trackingId=al2%2B0l67CNLZHUgWKRRTqw%3D%3D</text:p>
          </table:table-cell>
          <table:table-cell office:value-type="string" calcext:value-type="string">
            <text:p>Machine Learning Intern (Paid)Company: Unified MentorLocation: RemoteDuration: 3 monthsOpportunity: Full-time based on performance, with Certificate of InternshipApplication Deadline: 09th October 2025About Unified MentorUnified Mentor provides students and graduates with hands-on learning opportunities and career growth in Machine Learning and Data Science.Role OverviewAs a Machine Learning Intern, you will work on real-world projects, enhancing your practical skills in data analysis and model development.Responsibilities✅ Design, test, and optimize machine learning models✅ Analyze and preprocess datasets✅ Develop algorithms and predictive models✅ Use tools like TensorFlow, PyTorch, and Scikit-learn✅ Document findings and create reportsRequirements🎓 Enrolled in or a graduate of a relevant program (Computer Science, AI, Data Science, or related field)🧠 Knowledge of machine learning concepts and algorithms💻 Proficiency in Python or R (preferred)🤝 Strong analytical and teamwork skillsBenefits💰 Stipend: ₹7,500 - ₹15,000 (Performance-Based) (Paid)✔ Hands-on machine learning experience✔ Internship Certificate &amp; Letter of Recommendation✔ Real-world project contributions for your portfolioEqual OpportunityUnified Mentor is an equal-opportunity employer, welcoming candidates from all background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2:25</text:p>
          </table:table-cell>
        </table:table-row>
        <table:table-row table:style-name="ro1">
          <table:table-cell office:value-type="string" calcext:value-type="string">
            <text:p>Machine Learning Intern</text:p>
          </table:table-cell>
          <table:table-cell office:value-type="string" calcext:value-type="string">
            <text:p>UM IT Solutions</text:p>
          </table:table-cell>
          <table:table-cell office:value-type="string" calcext:value-type="string">
            <text:p>India</text:p>
          </table:table-cell>
          <table:table-cell office:value-type="string" calcext:value-type="string">
            <text:p>https://in.linkedin.com/jobs/view/machine-learning-intern-at-um-it-solutions-4312011506?position=3&amp;pageNum=0&amp;refId=BdDApKS5q8QjgCZBwhre3Q%3D%3D&amp;trackingId=f1gC4yb4JJO9S12b1kzHbw%3D%3D</text:p>
          </table:table-cell>
          <table:table-cell office:value-type="string" calcext:value-type="string">
            <text:p>Machine Learning Intern (Paid)Company: WebBoost Solutions by UMLocation: RemoteDuration: 3 monthsOpportunity: Full-time based on performance, with a Certificate of InternshipApplication Deadline: 09th October 2025About WebBoost Solutions by UMWebBoost Solutions by UM provides students and graduates with hands-on learning and career growth opportunities in machine learning and data science.Role OverviewAs a Machine Learning Intern, you’ll work on real-world projects, gaining practical experience in machine learning and data analysis.Responsibilities✅ Design, test, and optimize machine learning models.✅ Analyze and preprocess datasets.✅ Develop algorithms and predictive models for various applications.✅ Use tools like TensorFlow, PyTorch, and Scikit-learn.✅ Document findings and create reports to present insights.Requirements🎓 Enrolled in or graduate of a relevant program (AI, ML, Data Science, Computer Science, or related field)📊 Knowledge of machine learning concepts and algorithms.🐍 Proficiency in Python or R (preferred).🤝 Strong analytical and teamwork skills.Benefits💰 Stipend: ₹7,500 - ₹15,000 (Performance-Based) (Paid)✔ Practical machine learning experience.✔ Internship Certificate &amp; Letter of Recommendation.✔ Build your portfolio with real-world projects.How to Apply📩 Submit your application by 09th October 2025 with the subject: "Machine Learning Intern Application".Equal OpportunityWebBoost Solutions by UM is an equal opportunity employer, welcoming candidates from all background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2:32</text:p>
          </table:table-cell>
        </table:table-row>
        <table:table-row table:style-name="ro1">
          <table:table-cell office:value-type="string" calcext:value-type="string">
            <text:p>Social Media Marketing Intern</text:p>
          </table:table-cell>
          <table:table-cell office:value-type="string" calcext:value-type="string">
            <text:p>Move ai</text:p>
          </table:table-cell>
          <table:table-cell office:value-type="string" calcext:value-type="string">
            <text:p>Faridabad, Haryana, India</text:p>
          </table:table-cell>
          <table:table-cell office:value-type="string" calcext:value-type="string">
            <text:p>https://in.linkedin.com/jobs/view/social-media-marketing-intern-at-move-ai-4311243908?position=4&amp;pageNum=0&amp;refId=BdDApKS5q8QjgCZBwhre3Q%3D%3D&amp;trackingId=AtNnk7M6v%2FcwcJ9n%2B9h4Wg%3D%3D</text:p>
          </table:table-cell>
          <table:table-cell office:value-type="string" calcext:value-type="string">
            <text:p>Company Description MOVE AI is an innovative Artificial Intelligence (AI) and automation platform designed to simplify and streamline business operations. By leveraging cutting-edge AI and Machine Learning (ML) technologies, MOVE AI enables organizations to automate repetitive tasks, enhance efficiency, and drive growth. With its scalable and customizable solutions, MOVE AI helps businesses across various industries transform their operations, reduce costs, and improve productivity. Role Description This is an internship role for a Social Media Marketing Intern. The Social Media Marketing Intern will be responsible for creating and managing social media content, developing digital marketing strategies, and assisting with overall marketing efforts. This is a hybrid role located in Faridabad, with some work from home allowed. Qualifications Social Media Marketing and Digital Marketing skillsSocial Media Content Creation and Communication skillsMarketing knowledgeStrong written and verbal communication skillsAbility to work independently and in a team environmentProficiency in social media platforms and toolBe up to dates about on going trend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2:42</text:p>
          </table:table-cell>
        </table:table-row>
        <table:table-row table:style-name="ro1">
          <table:table-cell office:value-type="string" calcext:value-type="string">
            <text:p>Software Development Engineer Intern</text:p>
          </table:table-cell>
          <table:table-cell office:value-type="string" calcext:value-type="string">
            <text:p>HackerRank</text:p>
          </table:table-cell>
          <table:table-cell office:value-type="string" calcext:value-type="string">
            <text:p>Bengaluru East, Karnataka, India</text:p>
          </table:table-cell>
          <table:table-cell office:value-type="string" calcext:value-type="string">
            <text:p>https://in.linkedin.com/jobs/view/software-development-engineer-intern-at-hackerrank-4306187935?position=5&amp;pageNum=0&amp;refId=BdDApKS5q8QjgCZBwhre3Q%3D%3D&amp;trackingId=RMSCaKu8%2FVrd6Mvon0YNRQ%3D%3D</text:p>
          </table:table-cell>
          <table:table-cell office:value-type="string" calcext:value-type="string">
            <text:p>At HackerRank, we are on a mission to change the world to value skills over pedigree. We are a high-performing, mission-driven team that truly, madly, deeply cares about what we do. We don’t see velocity and quality as tradeoffs; both matter. If you take pride in high-impact work and thrive in a driven team, HackerRank is where you belong.Duration: 6 months (Jan-June 2026). Apply only if you are available full-time to work from our Bengaluru office for the entire duration.About The RoleWe’re looking for ambitious Software Development Interns who love writing clean, impactful code that other developers will actually use. You won’t shadow from the sidelines; you’ll actually design features, push production code, and solve problems that touch millions of developers every day. Your work will directly shape how developers learn, get hired, and grow their careers. This is a hands-on, high-impact, six-month sprint. It’s your chance to sharpen your engineering chops, collaborate with world-class mentors, and leave with a body of work that’s unmistakably yours.What You’ll DoFrom day one, you’ll be treated as a full member of the engineering team. Expect to:Own full-stack slices end-to-end- ideate, prototype, code, test, and launch production features.Tackle scale and performance- reduce latency, harden reliability, and optimize systems for real traffic.Prototype boldly and iterate rapidly- validate ideas with metrics, roll out experiments, and pivot fast.Push improvements constantly.Collaborate with product, design, and QA and participate in planning, specs, and reviews.Who You AreYou’re a pragmatic engineer who is inquisitive, hungry to learn and obsessed with craftSolid foundations in data structures and algorithms.Fluent in at least one modern language and committed to readable, maintainable code.Understanding of APIs, web services, and databases.A clear communicator and collaborative problem-solver who owns work end-to-end.Deeply care about your work and think beyond coding to product impact.An active contributor to open-source projects.Even better if you haveSide projects, open-source contributions, hackathon wins, or technical writing that show curiosity and impact.Practical experience using AI/ML tools or integrating LLMs into product flows.A smart sense of how to apply AI to your work.Knowledge of performance tuning, caching, and profiling.Previous internship or coding-challenge experience.How You’ll Grow HereWe treat interns like product engineers - you’ll be mentored, visible, and trusted with real responsibilities:Dedicated 1:1 mentorship with a senior engineer who guides your roadmap and craft.Ship features and improvements to production quickly- often in your very first month.Competitive stipend, insurance, two-way travel, and reimbursements.Learn how business goals connect to everything you build by the way of weekly company updates from leadership.Cross-team pairing and exposure to engineering, design, and product leaders.Public spotlight for your batch’s projects- every intern class since 2018 has a dedicated page on our site.Strong performers are fast-tracked for return offers or full-time roles.Past intern storiesWe want every intern to have a place in HackerRank’s story - that’s why we've kept a dedicated page for every intern batch since 2018, and yours will live on our website forever too. Check out what past interns built: 2025, 2024, 2022, 2021, 2018 and more.Hear From Previous InternsIshan (SDE Intern, 2021), Abhishek (SDE Intern, 2021), Adyasha (SDE Intern, 2021), Sindhu (SDE Intern, 2024), Khushboo (SDE Intern, 2024), Priya (SDE Intern, 2023).Interview prepWe know interviews can feel overwhelming, so we’ve created an Interview Prep Guide just for you. It walks you through the entire process, with tips and examples to help you put your best foot forward. Make sure to read it before you start!You can also try our Hiring Agent, a smart tool that shows how your resume stacks up on our evaluation grid. We highly encourage you to run your resume through it before applying, it’s a great way to spot strengths and gaps early.Insider tip: Want extra brownie points? Contribute to our GitHub project. Fork it, fix bugs, improve features, or suggest smarter ways to build. We actively look at contributions, and it’s one of the best ways to get noticed and even fast-tracked in the interview process.All the best!! We can't wait to see your application. Apply now!Got questions? Email internship-queries@hackerrank.com and you’ll hear from us soon.Want to learn more about HackerRank? Check out HackerRank.com to explore our products, solutions and resources, and dive into our story and mission here.HackerRank is a proud equal employment opportunity and affirmative action employer. We provide equal opportunity to everyone for employment based on individual performance and qualification. We never discriminate based on race, religion, national origin, gender identity or expression, sexual orientation, age, marital, veteran, or disability status. All your information will be kept confidential according to EEO guidelines.Linkedin |X | Blog | Instagram | Life@HackerRank|Notice To Prospective HackerRank Job ApplicantsOur Recruiters use @hackerrank.com email addresses.We never ask for payment or credit check information to apply, interview, or work here.</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2:53</text:p>
          </table:table-cell>
        </table:table-row>
        <table:table-row table:style-name="ro1">
          <table:table-cell office:value-type="string" calcext:value-type="string">
            <text:p>Software Engineer Intern (Frontend)</text:p>
          </table:table-cell>
          <table:table-cell office:value-type="string" calcext:value-type="string">
            <text:p>PharmEasy</text:p>
          </table:table-cell>
          <table:table-cell office:value-type="string" calcext:value-type="string">
            <text:p>Mumbai, Maharashtra, India</text:p>
          </table:table-cell>
          <table:table-cell office:value-type="string" calcext:value-type="string">
            <text:p>https://in.linkedin.com/jobs/view/software-engineer-intern-frontend-at-pharmeasy-4309726517?position=6&amp;pageNum=0&amp;refId=BdDApKS5q8QjgCZBwhre3Q%3D%3D&amp;trackingId=VAVLxecm9uHB3tfw91ZvWw%3D%3D</text:p>
          </table:table-cell>
          <table:table-cell office:value-type="string" calcext:value-type="string">
            <text:p>PharmEasywww.pharmeasy.inPharmEasy is a consumer healthcare “super app.” Started with the sole purpose of making healthcare accessible and affordable to all, PharmEasy today is India's leading and most trusted online healthcare aggregator in the country. We provide on-demand, home-delivered access to a wide range of prescription pharmaceuticals, diagnostic test services, OTC pharmaceuticals, other consumer healthcare products, thereby serving your healthcare needs. Thus, through our services, we ensure you get access to the best and most genuine health products, with the highest savings in the shortest time possible. Today, we deliver medicines in 1000+ cities in India, covering 19000+ pin codes. We offer diagnostic test services across Mumbai, including Thane, Navi Mumbai, Kalyan &amp; Dombivali, Delhi with Noida, Gurgaon, Faridabad &amp; Ghaziabad, Chennai, Pune, Ahmedabad, and Gandhi Nagar, Surat, Vadodara, Lucknow, Kolkata, Hyderabad, Bengaluru, and Jaipur.Job Summary:PharmEasyWe are seeking a highly motivated and passionate Web Developer Intern to join our team. As a fresher, you’ll have the opportunity to learn and grow while contributing to exciting projects. You’ll work closely with our development team to create and maintain web applications that enhance user experience.Responsibilities:Collaborate with designers to translate design wireframes and mockups into responsive and interactive user interfaces.Write well-designed, testable, and efficient code using best software development practices.Optimize applications for maximum speed and scalability.Assist in testing and debugging to ensure high-quality product delivery.Ensure the technical feasibility of UI/UX designs.Write meaningful unit and integration tests.Monitoring and logging for frontend-related metrics and issuesParticipate in code reviews and contribute to a collaborative and inclusive team environment.Stay updated with the latest industry trends, technologies, and best practices in UI development.Requirements:Proficiency in front-end technologies (Reactjs, Next.js, HTML, CSS, JavaScript)Good understanding of one or more javascript frameworks.Basic understanding of server-side CSS pre-processing platforms, such as LESS and SASS.Good understanding of asynchronous request handling, partial page updates, and AJAX.Basic understanding of cross-browser compatibility issues and ways to work around them.Working Knowledge of version control systems such as Git.Basic understanding of UI/UX design principles and tools (e.g., Figma, Adobe XD).Good understanding of web security and web memory management.Basic Understanding of CI/CD pipeline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2:59</text:p>
          </table:table-cell>
        </table:table-row>
        <table:table-row table:style-name="ro1">
          <table:table-cell office:value-type="string" calcext:value-type="string">
            <text:p>Software Engineer Intern</text:p>
          </table:table-cell>
          <table:table-cell office:value-type="string" calcext:value-type="string">
            <text:p>GreyOrange</text:p>
          </table:table-cell>
          <table:table-cell office:value-type="string" calcext:value-type="string">
            <text:p>Gurugram, Haryana, India</text:p>
          </table:table-cell>
          <table:table-cell office:value-type="string" calcext:value-type="string">
            <text:p>https://in.linkedin.com/jobs/view/software-engineer-intern-at-greyorange-4312002920?position=7&amp;pageNum=0&amp;refId=BdDApKS5q8QjgCZBwhre3Q%3D%3D&amp;trackingId=25z1NR2yvEMzqK9Issvr1g%3D%3D</text:p>
          </table:table-cell>
          <table:table-cell office:value-type="string" calcext:value-type="string">
            <text:p>Job Title: Software Development InternLocation: Gurgaon, India (Hybrid)Duration: 6 MonthsOpen Position: 1Role OverviewWe are looking for a passionate and curious Software Development Intern to join our engineering team for a 6-month internship.You will work alongside experienced engineers, contribute to real-world projects, and get exposure to advanced technologies in AI, robotics, and cloud platforms.Key ResponsibilitiesAssist in the design, development, and testing of software modules and features.Write clean, maintainable, and efficient code under guidance.Collaborate with cross-functional teams (QA, product, robotics) to deliver high-quality solutions.Debug and resolve technical issues in software components.Learn and apply modern software development practices, including Agile methodologies, version control (Git), and CI/CD.What You’ll LearnFull-cycle software development in a fast-paced, product-driven environment.Exposure to AI, robotics, cloud platforms, microservices, and distributed systems.Industry best practices in coding, testing, and deployment.Collaboration with senior engineers, architects, and product teams.QualificationsPursuing or recently completed B.Tech / B.E. / M.Tech in Computer Science, IT, or related field from tier 1 college only.Strong understanding of OOP concepts, data structures, and algorithms.Proficiency in at least one programming language (Java, Python, C++ or Go).Familiarity with databases (SQL/NoSQL) and web technologies is a plus.Enthusiastic about problem-solving, innovation, and learning new technologies.Perks &amp; BenefitsIt's a paid internship.Opportunity to work on cutting-edge robotics and AI software.Mentorship from industry experts and exposure to global team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05</text:p>
          </table:table-cell>
        </table:table-row>
        <table:table-row table:style-name="ro1">
          <table:table-cell office:value-type="string" calcext:value-type="string">
            <text:p>Software Engineer Intern</text:p>
          </table:table-cell>
          <table:table-cell office:value-type="string" calcext:value-type="string">
            <text:p>INDmoney</text:p>
          </table:table-cell>
          <table:table-cell office:value-type="string" calcext:value-type="string">
            <text:p>Gurugram, Haryana, India</text:p>
          </table:table-cell>
          <table:table-cell office:value-type="string" calcext:value-type="string">
            <text:p>https://in.linkedin.com/jobs/view/software-engineer-intern-at-indmoney-4311360431?position=8&amp;pageNum=0&amp;refId=BdDApKS5q8QjgCZBwhre3Q%3D%3D&amp;trackingId=lgSpwDHTn7GcETrpPeOo6g%3D%3D</text:p>
          </table:table-cell>
          <table:table-cell office:value-type="string" calcext:value-type="string">
            <text:p>🚀 Frontend Development Intern (ReactJS &amp; NextJS)Location: GurgaonAbout the Role:We’re looking for a passionate and motivated Frontend Development Intern to join our team in building cutting-edge investment, trading, and financial tracking products. If you're excited about performance, user experience, and modern web technologies — this is the perfect opportunity to learn and grow with us.Key Responsibilities:Assist in developing responsive web and mobile interfaces using ReactJS and NextJS.Collaborate with the team to build smooth, performant, and engaging webviews for mobile apps.Learn and apply SEO best practices and core web vitals to ensure high-performance pages.Support the team in setting up automated testing pipelines using tools like Playwright and Vitest.Participate in code reviews and team discussions to improve code quality and architecture.What We’re Looking For:Familiarity or hands-on experience (through projects, coursework, or personal work) with ReactJS and NextJS.Basic understanding of responsive design and web performance optimization.Willingness to learn about SEO and core web vitals.Interest in writing clean, maintainable code and learning modern testing tools.A proactive mindset and strong attention to detail.Why Join Us?Work on real-world fintech products impacting thousands of users.Mentorship from experienced engineers.Opportunity to convert to a full-time role based on performance.</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11</text:p>
          </table:table-cell>
        </table:table-row>
        <table:table-row table:style-name="ro1">
          <table:table-cell office:value-type="string" calcext:value-type="string">
            <text:p>Artificial Intelligence Intern</text:p>
          </table:table-cell>
          <table:table-cell office:value-type="string" calcext:value-type="string">
            <text:p>OpenSphere</text:p>
          </table:table-cell>
          <table:table-cell office:value-type="string" calcext:value-type="string">
            <text:p>Bengaluru, Karnataka, India</text:p>
          </table:table-cell>
          <table:table-cell office:value-type="string" calcext:value-type="string">
            <text:p>https://in.linkedin.com/jobs/view/artificial-intelligence-intern-at-opensphere-4309213019?position=9&amp;pageNum=0&amp;refId=BdDApKS5q8QjgCZBwhre3Q%3D%3D&amp;trackingId=WoJZfywYL6Wmi7CbrheVGA%3D%3D</text:p>
          </table:table-cell>
          <table:table-cell office:value-type="string" calcext:value-type="string">
            <text:p>Artificial Intelligence Intern  (Hybrid | Bengaluru-Based)Location: Delhi (Hybrid – Flexible Remote + In-Office) Start Date: Immediate / Rolling admissions Type: Internship (2–3 months) | Outstanding performers may transition to full-time roles Stipend: Competitive, based on skills and contributionAbout OpenSphereOpenSphere is an AI-first LegalTech company transforming the U.S. visa journey. We’re building next-generation systems that understand human potential - not just keywords - to help founders, researchers, and professionals unlock global opportunities.Our mission: Make immigration faster, fairer, and more intelligent through cutting-edge machine learning, natural language models, and AI-driven evaluations.About the RoleAs an AI Intern, you’ll work alongside our product engineers, data scientists, and attorneys to help build the intelligence layer powering OpenSphere’s visa evaluation engine.This isn’t a “research-only” internship - you’ll contribute directly to features that go live.You’ll gain exposure to:How AI reads and interprets complex human achievements and legal criteria.How models turn professional journeys into structured insights for immigration pathways.The full lifecycle of AI product development - from experimentation to production integration.What You’ll Work On Data Curation &amp; Annotation: Help prepare structured training datasets from real-world professional and legal materials.Prompt Engineering: Experiment with and refine prompts that interpret resumes, research work, and case evidence.Model Research: Support design and testing of retrieval-augmented (RAG) and evaluation-based architectures.Prototype Testing: Collaborate with the dev team to integrate and evaluate AI modules inside OpenSphere’s platform.Insight Documentation: Help document findings, edge cases, and performance reports for continuous iteration.Ideal CandidateWe’re looking for interns who think like builders and learn like researchers.You might be a fit if you:Are fascinated by how AI can interpret meaning, not just data.Enjoy solving open-ended problems with both logic and empathy.Love experimenting with new models, APIs, and tools - and documenting what you discover.Want to work in a high-autonomy startup where your ideas actually ship.Core Skills Must-HavesBasic proficiency in Python and familiarity with LLM APIs (OpenAI, Anthropic, Hugging Face)Understanding of prompt engineering and NLP fundamentalsCuriosity about retrieval systems, semantic search, or text analyticsSolid communication and problem-solving skillsBonus PointsExperience with LangChain, vector databases (like Pinecone or FAISS), or RAG pipelinesPrior hands-on projects in AI/ML, data science, or applied NLPExposure to Next.js, Node.js, or MongoDBWork ModeHybrid: Balance remote focus time with collaborative in-office sessionsFlexible Schedule: Focus on meaningful output, not clocked hours.Collaborative Systems: Work alongside engineers, attorneys, and designers in real cross-functional teams.What You’ll GainHands-On Learning: Experience the end-to-end process of building real AI systems - not just models in isolation.Mentorship: Guidance from senior engineers and AI specialists shaping applied intelligence in immigration.Portfolio Impact: Projects you can publicly showcase as part of OpenSphere’s live ecosystem.Growth Pathway: High-performing interns are fast-tracked to full-time or leadership role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19</text:p>
          </table:table-cell>
        </table:table-row>
        <table:table-row table:style-name="ro1">
          <table:table-cell office:value-type="string" calcext:value-type="string">
            <text:p>Software Development Intern</text:p>
          </table:table-cell>
          <table:table-cell office:value-type="string" calcext:value-type="string">
            <text:p>Talentorix</text:p>
          </table:table-cell>
          <table:table-cell office:value-type="string" calcext:value-type="string">
            <text:p>India</text:p>
          </table:table-cell>
          <table:table-cell office:value-type="string" calcext:value-type="string">
            <text:p>https://in.linkedin.com/jobs/view/software-development-intern-at-talentorix-4310923162?position=10&amp;pageNum=0&amp;refId=BdDApKS5q8QjgCZBwhre3Q%3D%3D&amp;trackingId=uqvqVDsFgibctMTaNXPqVw%3D%3D</text:p>
          </table:table-cell>
          <table:table-cell office:value-type="string" calcext:value-type="string">
            <text:p>Job Title: Software Development InternJob ID: RF516Work Mode: RemoteExperience Required: FresherStipend Offered: ₹15,000 – ₹20,000 per monthWorking Days: 6 DaysSchedule: Flexible Work HoursDuration: 6 MonthsAbout the OpportunityWe are seeking a motivated and curious Software Development Engineer Intern (SDE I) to join our engineering team. This role offers hands-on experience in backend development, DevOps practices, and machine learning integrations. You’ll work on real-world production systems, learn how to build scalable applications, and gain exposure to cloud infrastructure and AI-powered solutions.Key ResponsibilitiesBackend DevelopmentDesign, develop, and maintain scalable APIs and backend services.Write clean, efficient, and testable code in Python (Django/Flask) and JavaScript (Node.js).Participate in code reviews and improve overall system performance.Work with relational and NoSQL databases, handling schema design and optimization.DevOps &amp; InfrastructureAssist in maintaining and optimizing CI/CD pipelines and deployment workflows.Work with Docker for containerization and cloud platforms like AWS, GCP, or DigitalOcean.Monitor system performance and contribute to improving application reliability.ML &amp; Advanced IntegrationsSupport the integration of machine learning models and APIs (e.g., OpenCV, OpenAI).Help in model deployment, testing, and tuning for production environments.Collaborate with ML engineers on building and scaling intelligent systems.RequirementsStrong foundation in data structures, algorithms, and software design.Proficiency in Python and understanding of REST APIs.Familiarity with Docker, Git, and modern development workflows.Interest in cloud platforms, CI/CD, and machine learning applications.Strong analytical thinking, curiosity, and collaboration skills.Nice to HaveExperience with OpenCV, ML APIs, or backend development projects.Exposure to cloud platforms (AWS/GCP) through personal or academic work.Basic understanding of frontend technologies like React or Vue.js (optional).EligibilityStudents graduating in 2026 or later.Available to start immediately for a 6-month remote internship.Able to dedicate 42 hours per week.Possess relevant skills and a strong interest in backend or ML engineering.Perks &amp; BenefitsCertificate of CompletionLetter of RecommendationFlexible Working HoursOpportunity for Full-Time Job Offer</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28</text:p>
          </table:table-cell>
        </table:table-row>
        <table:table-row table:style-name="ro1">
          <table:table-cell office:value-type="string" calcext:value-type="string">
            <text:p>Software Engineer Intern</text:p>
          </table:table-cell>
          <table:table-cell office:value-type="string" calcext:value-type="string">
            <text:p>LegalBridge</text:p>
          </table:table-cell>
          <table:table-cell office:value-type="string" calcext:value-type="string">
            <text:p>Bengaluru, Karnataka, India</text:p>
          </table:table-cell>
          <table:table-cell office:value-type="string" calcext:value-type="string">
            <text:p>https://in.linkedin.com/jobs/view/software-engineer-intern-at-legalbridge-4308770046?position=11&amp;pageNum=0&amp;refId=BdDApKS5q8QjgCZBwhre3Q%3D%3D&amp;trackingId=SJ8Cazwi0CAUtTObZJ%2BOzg%3D%3D</text:p>
          </table:table-cell>
          <table:table-cell office:value-type="string" calcext:value-type="string">
            <text:p>Software Engineer Intern (Hybrid | Bengaluru-Based)Company: LegalBridgeLocation: Delhi (Hybrid – mix of remote and in-office)Duration: 2–3 months (high performers may transition to full-time)Stipend: Competitive, output-drivenStart Date: Immediate / RollingAbout LegalBridgeLegalBridge is building the AI-first platform that helps attorneys and global mobility teams manage complex U.S. immigration workflows with speed, accuracy, and confidence.From extraordinary ability visas (O-1, EB-1A) to national interest waivers (EB-2 NIW) and executive transfers (L-1, EB-1C), our platform powers faster case preparation, evidence automation, and smart client collaboration.The RoleAs a Software Engineer Intern, you won’t just code features in isolation - you’ll help build the tools that redefine how immigration law firms operate.Your code will directly impact how attorneys, clients, and global companies handle complex visa processes.What You’ll Work OnAttorney Workflows: Build dashboards, document automation, and evidence-management features used in real immigration casesAI Integrations: Implement LLM-powered drafting, document classification, and case evaluation systemsEnd-to-End Development: Take features from idea to deployment, with reviews and mentorship from senior engineersCross-Functional Collaboration: Work directly with product designers, immigration attorneys, and AI researchersYou’re a Fit If YouAre studying (or recently graduated in) Computer Science, Engineering, or a related fieldAre comfortable with JavaScript/TypeScript or PythonHave experience with React, Next.js, Node.js, or similar frameworksHave built something - side projects, hackathons, coursework, or open sourceAre curious about AI/LLMs and how they can transform professional workflowsBonus: Experience with AI APIs, document parsing, databases (SQL/NoSQL), or cloud infrastructure.Our StackFrontend: React, Next.js, TypeScript, TailwindBackend: Node.js, Python, PostgreSQLAI: OpenAI, Anthropic ClaudeInfrastructure: Vercel, AWSYou don’t need to know it all - just be eager to learn and build.How We WorkHybrid &amp; Flexible: Combine remote focus with in-office collaborationModern Tools: GitHub, Slack, Notion, and AI copilotsImpact-Driven: Measured by output and ownership, not attendanceHigh-Trust Environment: Autonomy to make decisions, with accountability for resultsWhat You’ll GainBuild AI-powered legaltech tools used by real attorneys and clientsLearn how AI, law, and product engineering intersectWork with LLMs in production and contribute to core product featuresReceive mentorship, a completion certificate, and a letter of recommendationOpportunity to transition into a full-time role</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33</text:p>
          </table:table-cell>
        </table:table-row>
        <table:table-row table:style-name="ro1">
          <table:table-cell office:value-type="string" calcext:value-type="string">
            <text:p>Software Engineer Intern</text:p>
          </table:table-cell>
          <table:table-cell office:value-type="string" calcext:value-type="string">
            <text:p>Emireq</text:p>
          </table:table-cell>
          <table:table-cell office:value-type="string" calcext:value-type="string">
            <text:p>India</text:p>
          </table:table-cell>
          <table:table-cell office:value-type="string" calcext:value-type="string">
            <text:p>https://in.linkedin.com/jobs/view/software-engineer-intern-at-emireq-4311255481?position=12&amp;pageNum=0&amp;refId=BdDApKS5q8QjgCZBwhre3Q%3D%3D&amp;trackingId=iUrGn48XDfYRk2WixhOEhA%3D%3D</text:p>
          </table:table-cell>
          <table:table-cell office:value-type="string" calcext:value-type="string">
            <text:p>About Emireq: Emireq is a bold new initiative at the intersection of AI and global value-based economic systems. We are building the world’s first AI-powered Investment Metaverse, a principles-based financial ecosystem that combines technological innovation with ethical stewardship. Our mission is to shape the future of finance by blending cutting-edge technology with integrity and global impact.Company DescriptionWelcome to Emireq, a dynamic platform fostering ethical and Shariah-compliant investments. Emireq operates globally from its bases in the UAE and the US to connect investors, entrepreneurs, and businesses within the Islamic economy. With a presence in Dubai and Silicon Valley, Emireq caters to a diverse audience of ethical investors and visionary entrepreneurs. Our mission is to empower investors with conscious choices and support businesses aligned with ethical principles, ensuring responsible investments are accessible globally. Join Emireq to be part of a community that values ethical financial prosperity on a global scale.Job Title: Software Engineer Intern Location: Remote (India) Duration: Minimum 3 Months Work Hours: 5- 6 Hours DailyStipend: ₹10,000 – er monthWhat We Offer:Hands-on experience working on live projects in a dynamic tech environment.Mentorship and guidance from experienced professionals.A Completion Certificate upon successful completion of the internship (minimum 3 months).Opportunity for absorption into contract or permanent roles based on performance.Exposure to AI, fintech, and investment technology ecosystems.Responsibilities:Assist in designing, developing, and testing backend and frontend applications.Collaborate with the engineering team to write clean, efficient, and scalable code.Debug and troubleshoot technical issues.Participate in code reviews and contribute to improving best practices.Research and explore new technologies relevant to the curriculum and industry trends.Eligibility Criteria:Students from top-tier engineering colleges (IITs, NITs, IIITs, or within Top 100 engineering institutes in India).Strong academic performance (high CGPA preferred).Recent graduates or candidates with 3–6 months of experience may also apply.Good knowledge of backend and frontend technologies as per the latest curriculum.Requirements:Proficiency in at least one modern programming language (Python, JavaScript, or similar).Understanding of APIs, databases, and system design fundamentals.Strong problem-solving and analytical skills.Ability to work independently in a remote setup.Nice to Have:Exposure to frameworks like React, Node.js, or Django/FastAPI.Familiarity with Git/GitHub.Interest in fintech, AI, and next-gen investment technologie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40</text:p>
          </table:table-cell>
        </table:table-row>
        <table:table-row table:style-name="ro1">
          <table:table-cell office:value-type="string" calcext:value-type="string">
            <text:p>Software Engineer Intern</text:p>
          </table:table-cell>
          <table:table-cell office:value-type="string" calcext:value-type="string">
            <text:p>OpenSphere</text:p>
          </table:table-cell>
          <table:table-cell office:value-type="string" calcext:value-type="string">
            <text:p>Bengaluru, Karnataka, India</text:p>
          </table:table-cell>
          <table:table-cell office:value-type="string" calcext:value-type="string">
            <text:p>https://in.linkedin.com/jobs/view/software-engineer-intern-at-opensphere-4309183905?position=13&amp;pageNum=0&amp;refId=BdDApKS5q8QjgCZBwhre3Q%3D%3D&amp;trackingId=PjqE%2F%2FezK1ORY8zTLf%2Fxtg%3D%3D</text:p>
          </table:table-cell>
          <table:table-cell office:value-type="string" calcext:value-type="string">
            <text:p>Software Engineer Intern (Hybrid | Delhi-Based)Company: OpenSphereLocation: Delhi (Hybrid – mix of remote and in-office)Duration: 2–3 months (high performers may be offered full-time)Stipend: Competitive, output-drivenStart Date: Immediate / RollingWhat We DoOpenSphere builds AI-powered tools that simplify U.S. immigration (O-1, EB-1A, EB-2 NIW visas) for founders, researchers, and professionals. We're making complex legal processes faster and clearer.The RoleYou'll build real features that go into production - not mock projects or busywork.What you'll work on:User-facing workflows: dashboards, document processing, eligibility toolsAI integrations: LLM-powered case analysis and document generationEnd-to-end features: from idea to deployment, with code review from senior engineersCross-functional collaboration: work directly with product, design, and immigration attorneysYou're a Fit If:Studying (or recently graduated) CS, Engineering, or related fieldComfortable with JavaScript/TypeScript or PythonExperience with React, Next.js, Node.js, or similar modern frameworksYou've built something - side projects, hackathons, coursework, open sourceCurious about AI/LLMs and how they solve real problemsBonus: Experience with AI APIs, document processing, databases (SQL/NoSQL), or cloud platforms.Tech StackFrontend: React, Next.js, TypeScript, TailwindBackend: Node.js, Python, PostgreSQLAI: OpenAI, Anthropic ClaudeInfrastructure: Vercel, AWSYou don't need to know it all - just learn fast.How We WorkHybrid &amp; Flexible – Balance remote focus time with collaborative in-office sessionsModern Stack – GitHub, Slack, Notion, AI copilotsOutput-Driven – Measured by impact and results, not hours or attendanceHigh Trust – Autonomy to make decisions, responsibility to own outcomesWhat You'll GainWork with LLMs in production. Build features from scratch. Learn legaltech and startup dynamics. Get mentorship through code reviews. Transition to full-time if you perform well.+ Certificate + LOR included.</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48</text:p>
          </table:table-cell>
        </table:table-row>
        <table:table-row table:style-name="ro1">
          <table:table-cell office:value-type="string" calcext:value-type="string">
            <text:p>SDE Intern</text:p>
          </table:table-cell>
          <table:table-cell office:value-type="string" calcext:value-type="string">
            <text:p>Zorvyn</text:p>
          </table:table-cell>
          <table:table-cell office:value-type="string" calcext:value-type="string">
            <text:p>India</text:p>
          </table:table-cell>
          <table:table-cell office:value-type="string" calcext:value-type="string">
            <text:p>https://in.linkedin.com/jobs/view/sde-intern-at-zorvyn-4307535990?position=14&amp;pageNum=0&amp;refId=BdDApKS5q8QjgCZBwhre3Q%3D%3D&amp;trackingId=nvEZe1qWB6ybvO3Rw31pMQ%3D%3D</text:p>
          </table:table-cell>
          <table:table-cell office:value-type="string" calcext:value-type="string">
            <text:p>Experience: 0-1 YearLocation: Remote/BangaloreDuration: 6 MonthsStripend: 40,000 INRRole DescriptionAt Zorvyn, we are building secure and scalable financial technology solutions for enterprises and startups. As an SDE Intern (Java), you will work with our engineering team to design, develop, and optimize Java-based applications that power core banking and financial services. This role is ideal for students or recent graduates passionate about backend development, clean code practices, and learning how fintech products are built in real-world environments.ResponsibilitiesAssist in the design, development, and testing of Java based backend services and APIs.Write clean, efficient, and maintainable code following coding standards.Debug, troubleshoot, and fix software issues under the guidance of senior engineers.Collaborate with the engineering team to integrate microservices and database systems.Participate in code reviews and contribute to improving code quality.Work with tools like Git, Maven/Gradle, Spring Boot, and relational databases.Document technical designs, workflows, and system improvements.RequirementsStrong understanding of Java, OOP concepts, and data structures.Familiarity with frameworks like Spring / Spring Boot.Knowledge of relational databases (MySQL, PostgreSQL, etc.).Understanding of REST APIs and microservices architecture.Good problem-solving and analytical skills.Familiarity with Git/GitHub for version control.Ability to learn quickly and work in a collaborative team environment.What You’ll GainHands-on experience in backend development for fintech products.Mentorship from experienced engineers.Exposure to scalable microservices architecture in real-world projects.Opportunity to transition into a full-time role based on performance.</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3:58</text:p>
          </table:table-cell>
        </table:table-row>
        <table:table-row table:style-name="ro1">
          <table:table-cell office:value-type="string" calcext:value-type="string">
            <text:p>Artificial Intelligence Intern</text:p>
          </table:table-cell>
          <table:table-cell office:value-type="string" calcext:value-type="string">
            <text:p>UM IT Solutions</text:p>
          </table:table-cell>
          <table:table-cell office:value-type="string" calcext:value-type="string">
            <text:p>India</text:p>
          </table:table-cell>
          <table:table-cell office:value-type="string" calcext:value-type="string">
            <text:p>https://in.linkedin.com/jobs/view/artificial-intelligence-intern-at-um-it-solutions-4312008215?position=15&amp;pageNum=0&amp;refId=BdDApKS5q8QjgCZBwhre3Q%3D%3D&amp;trackingId=R9nNveNDR5%2Fs9Nw6H1IxIg%3D%3D</text:p>
          </table:table-cell>
          <table:table-cell office:value-type="string" calcext:value-type="string">
            <text:p>Job Title: Artificial Intelligence Intern (Paid)Company: WebBoost Solutions by UMLocation: RemoteDuration: 3 monthsEmployment Opportunity: Potential full-time role based on performance, with a Certificate of Internship.About WebBoost Solutions by UMWebBoost Solutions by UM provides students and graduates with practical learning opportunities and career growth in Artificial Intelligence through real-world projects and industry-driven applications.Role OverviewAs an Artificial Intelligence Intern, you will work on AI/ML projects, gaining hands-on experience with data, models, and intelligent systems while enhancing your technical expertise in AI development.Responsibilities✅ Assist in designing, developing, and deploying AI/ML models.✅ Work with datasets to perform preprocessing, cleaning, and feature engineering.✅ Research and apply machine learning algorithms to solve real-world problems.✅ Collaborate with the development team to integrate AI solutions into applications.✅ Test, evaluate, and optimize model performance for accuracy and scalability.Requirements🎓 Currently enrolled in or recently graduated from Computer Science, AI, Data Science, or a related program.💻 Knowledge of Python and libraries such as NumPy, Pandas, Scikit-learn.🤖 Familiarity with deep learning frameworks such as TensorFlow or PyTorch (preferred).📊 Understanding of machine learning concepts, algorithms, and statistics.🗣 Strong analytical, problem-solving, and teamwork skills.Stipend &amp; Benefits💰 Stipend: ₹7,500 - ₹15,000 (Performance-Based).✔ Gain hands-on AI/ML project experience.✔ Certificate of Internship &amp; Letter of Recommendation.✔ Build your portfolio with industry-relevant projects.How to Apply📩 Submit your application by 09th October 2025 with "Artificial Intelligence Intern Application" as the subject.Equal OpportunityWebBoost Solutions by UM is an equal opportunity employer, encouraging applications from candidates of all background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06</text:p>
          </table:table-cell>
        </table:table-row>
        <table:table-row table:style-name="ro1">
          <table:table-cell office:value-type="string" calcext:value-type="string">
            <text:p>Curriculum Developer Intern (AI &amp; Coding)</text:p>
          </table:table-cell>
          <table:table-cell office:value-type="string" calcext:value-type="string">
            <text:p>Codingal</text:p>
          </table:table-cell>
          <table:table-cell office:value-type="string" calcext:value-type="string">
            <text:p>Bengaluru, Karnataka, India</text:p>
          </table:table-cell>
          <table:table-cell office:value-type="string" calcext:value-type="string">
            <text:p>https://in.linkedin.com/jobs/view/curriculum-developer-intern-ai-coding-at-codingal-4308885635?position=16&amp;pageNum=0&amp;refId=BdDApKS5q8QjgCZBwhre3Q%3D%3D&amp;trackingId=a2aQm%2Fhhjg5n7XWpW5T7Vg%3D%3D</text:p>
          </table:table-cell>
          <table:table-cell office:value-type="string" calcext:value-type="string">
            <text:p>Codingal (www.codingal.com) is the global leader in online AI &amp; coding education for kids and teens. We offer live, interactive classes led by expert Computer Science instructors, empowering students to build apps, games, websites, and AI-powered projects.Our mission is to help kids fall in love with coding and prepare them to become future-ready creators, entrepreneurs, engineers, and scientists. With a curriculum accredited by STEM.org and aligned with the K–12 Computer Science Framework, we offer personalized learning through 1:1 and small-group classes.As AI reshapes the world, Codingal integrates real-world AI tools like ChatGPT, machine learning, and data science into the learning journey, helping kids not just use AI but build with it.Trusted by over 1 million students worldwide and backed by Y Combinator, Rebright Partners, and top angel investors, Codingal is rated 4.9/5 by students and has an NPS of 86, making it the most loved platform for coding and AI education.Position OverviewWe’re seeking a detail-oriented Curriculum Developer Intern (AI &amp; Coding) to refine and enhance our AI &amp; coding courses. You’ll work on improving lesson plans, assignments, quizzes, and coding activities to ensure they’re student-friendly, teacher-ready, and aligned with the latest AI developments.Key ResponsibilitiesRedesign existing course content (lesson plans, code examples, quizzes, projects) to simplify complex concepts.Break down AI and coding topics into step-by-step, age-appropriate instructions.Develop AI-focused learning modules (e.g., generative AI, machine learning, natural language processing, computer vision) tailored for K–12 learners.Create real-world projects where students build apps, games, or solutions leveraging AI tools (ChatGPT, Hugging Face, scikit-learn, etc.).Collaborate with teachers to ensure content is easy to teach and aligned with student learning curves.Identify and address gaps where students might struggle (e.g., debugging, syntax errors, conceptual misunderstandings).Review and update content to reflect the latest trends in AI, coding, and educational best practices.QualificationsPursuing or completed a degree in Computer Science, AI/ML, Data Science, or a related field.Strong grasp of Python, Data Science, and Flask.Working knowledge of AI/ML concepts such as supervised &amp; unsupervised learning, neural networks, LLMs, or prompt engineering.Familiarity with AI frameworks/libraries (e.g., TensorFlow, PyTorch, scikit-learn, Hugging Face Transformers, OpenAI/Anthropic APIs).Ability to explain AI and coding concepts clearly to younger learners (prior teaching or mentoring experience is a plus).Obsessive attention to detail (e.g., catching errors in code examples, instructions, or flow).Familiarity with instructional design principles or curriculum development.Excellent written communication and collaboration skills.Good To HavePortfolio of past curriculum design work (e.g., lesson plans, coding tutorials, AI project demos).Experience experimenting with generative AI tools (ChatGPT, Claude, MidJourney, etc.) and adapting them for learning contexts.Understanding of K–12 learning psychology.PerksFirst-hand experience in scaling an international education business.Opportunity to impact thousands of students globally.Mentorship from senior curriculum developers and educators.A chance to convert into a full-time role based on performance.Free lunch + dinner.Education: Bachelor’s degreeStipend: INR 20,000–25,000/monthDuration: 6 MonthsLocation: HSR Layout, Bangalore, India (in-person only, no remote option)You get to work with a young &amp; smart team, including directly with the founders, who are on a mission to inspire school kids to fall in love with coding &amp; AI. Join us on an exciting journey to provide AI &amp; coding education to every K-12 student and prepare them for the future.Apply now!</text:p>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13</text:p>
          </table:table-cell>
        </table:table-row>
        <table:table-row table:style-name="ro1">
          <table:table-cell office:value-type="string" calcext:value-type="string">
            <text:p>Software Engineer Intern</text:p>
          </table:table-cell>
          <table:table-cell office:value-type="string" calcext:value-type="string">
            <text:p>Readyly</text:p>
          </table:table-cell>
          <table:table-cell office:value-type="string" calcext:value-type="string">
            <text:p>India</text:p>
          </table:table-cell>
          <table:table-cell office:value-type="string" calcext:value-type="string">
            <text:p>https://in.linkedin.com/jobs/view/software-engineer-intern-at-readyly-4310323966?position=17&amp;pageNum=0&amp;refId=BdDApKS5q8QjgCZBwhre3Q%3D%3D&amp;trackingId=RFawiInsnQ2qvA1Jx29Big%3D%3D</text:p>
          </table:table-cell>
          <table:table-cell office:value-type="string" calcext:value-type="string">
            <text:p>About the Role We are looking for a passionate and motivated Software Engineer Intern to join our engineering team. The ideal candidate will help build high-quality, scalable, and testable applications while gaining hands-on experience with modern technologies and cloud platforms.ResponsibilitiesDevelop high-quality, maintainable software and web applications.Design, implement, and test scalable features.Analyze and enhance existing software systems for performance and reliability.Collaborate with cross-functional teams to define, design, and ship new features.Identify, troubleshoot, and resolve software defects efficiently.QualificationsBachelor’s degree (or pursuing) in Computer Science, Information Technology, or a related field.Strong understanding of data structures, algorithms, and software design principles.Hands-on experience in one or more of the following:React.js, Node.js, PythonAWS Lambda and serverless architecturesAWS Certification is a plus.Stipend and Work Hours₹25,000 per month﻿Duration: 6 months20 hours per week (part-time)Exceptional interns may be offered a full-time Software Development Engineer (SDE) role upon successful completion of the internship, with a competitive annual salary package.</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23</text:p>
          </table:table-cell>
        </table:table-row>
        <table:table-row table:style-name="ro1">
          <table:table-cell office:value-type="string" calcext:value-type="string">
            <text:p>Artificial Intelligence Intern</text:p>
          </table:table-cell>
          <table:table-cell office:value-type="string" calcext:value-type="string">
            <text:p>Zetheta Algorithms Private Limited</text:p>
          </table:table-cell>
          <table:table-cell office:value-type="string" calcext:value-type="string">
            <text:p>India</text:p>
          </table:table-cell>
          <table:table-cell office:value-type="string" calcext:value-type="string">
            <text:p>https://in.linkedin.com/jobs/view/artificial-intelligence-intern-at-zetheta-algorithms-private-limited-4311239735?position=18&amp;pageNum=0&amp;refId=BdDApKS5q8QjgCZBwhre3Q%3D%3D&amp;trackingId=Tv0U%2B8Wt3nuQNSK0oCiG%2Fw%3D%3D</text:p>
          </table:table-cell>
          <table:table-cell office:value-type="string" calcext:value-type="string">
            <text:p>About the CompanyZeTheta Algorithms Private Limited (www.zetheta.com) is a FinTech start-up which has been recently set up and is developing innovative AI tools.https://www.instagram.com/zetheta.official/About the RoleWe are seeking a talented and motivated student intern to develop AI models from scratch within a 2 month timeframe. This is an extraordinary opportunity for a self-driven, technically skilled student to build a complete enterprise-grade system that incorporates cutting-edge AI technologies including deep learning.ResponsibilitiesDesign and implement the complete AI Models following provided specificationsDevelop both frontend and backend components of the platformCreate and integrate AI modulesDesign and optimize database schema and queriesEnsure system security, especially for sensitive identity verification dataDeploy the solution using zero-cost cloud servicesDocument code, APIs, and system architectureComplete the entire project within the 2 month timelineQualificationsNo experience required. Preferably, a student who is currently pursuing or fresh graduate who has recently completed a degree in Computer Science, AI/ML, or related field.Required Skills (permitted to use all LLMs)Strong programming skills in Python and JavaScriptUnderstanding of React.js for frontend development and Node.js for backendKnowledge of FastAPI or similar Python web frameworksFamiliarity with database design and SQL (particularly PostgreSQL with Supabase)Deployment on AWS with CD/ CI Pipelines and Manual Environment in EC2 instance, S3Understanding of basic machine learning conceptsSelf-motivated with ability to work independentlyPreferred Skills (permitted to use all LLMs)Sound knowledge of AI/ML libraries (TensorFlow, Keras, HuggingFace Transformers)Familiarity with computer vision techniques using OpenCVKnowledge of natural language processing conceptsSound knowledge of facial recognition or emotion detection systemsUnderstanding of identity verification methodologiesDocker containerization experiencePrior work with cloud deployment (AWS)Who Should Apply?Student or fresh graduate from any academic discipline.Strong analytical and problem-solving skills.Basic knowledge of Microsoft Office.Willingness to self-learn and work in a fast-paced environment.Internship DetailsDuration: Self paced, options for 1,2,3,4 or 6 months.Type: Unpaid</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32</text:p>
          </table:table-cell>
        </table:table-row>
        <table:table-row table:style-name="ro1">
          <table:table-cell office:value-type="string" calcext:value-type="string">
            <text:p>SDE Intern (Frontend)</text:p>
          </table:table-cell>
          <table:table-cell office:value-type="string" calcext:value-type="string">
            <text:p>UniCult</text:p>
          </table:table-cell>
          <table:table-cell office:value-type="string" calcext:value-type="string">
            <text:p>Bengaluru, Karnataka, India</text:p>
          </table:table-cell>
          <table:table-cell office:value-type="string" calcext:value-type="string">
            <text:p>https://in.linkedin.com/jobs/view/sde-intern-frontend-at-unicult-4309753963?position=19&amp;pageNum=0&amp;refId=BdDApKS5q8QjgCZBwhre3Q%3D%3D&amp;trackingId=8cSCT6OgM0GUTExO3T97xg%3D%3D</text:p>
          </table:table-cell>
          <table:table-cell office:value-type="string" calcext:value-type="string">
            <text:p>Software Development Engineer Intern - Frontend FocusLocation: Bangalore (In-office / Hybrid)Duration: 3-6 MonthsStipend: INR 50,000 per month (Fixed) + Performance IncentivesOpportunity: Potential for full-time conversion based on performance.About UniCult:UniCult is at the forefront of empowering top creators and info-led businesses. We specialize in building custom Learning Management System (LMS) platforms with a heavy emphasis on conversion-centric design with AI Agents.Our mission is to help these businesses significantly increase backend sales for their main products, which often operate at an enterprise scale or are high-ticket offerings. We're proud to process over $1M/month in transaction volume across our clients and are experiencing rapid 50% month-over-month growth. Join a team that's redefining digital education and e-commerce for leading industry voices.The Opportunity:Are you a highly driven, intellectually curious developer with a passion for building exceptional user experiences and a hunger to make a tangible impact? UniCult is seeking a talented Software Development Engineer (SDE) Intern with a strong Frontend Focus to join our dynamic and fast-growing team. While this role offers exposure to full-stack development, your primary responsibility will be on the frontend, crafting intuitive, beautiful, and highly performant UIs that drive conversions. This isn't just an internship; it's a chance to build foundational products and features that directly contribute to our clients' success and our explosive growth, with a clear path to a full-time role for top performers.What You'll Be Doing:Crafting Cutting-Edge UIs: Design and implement robust, pixel-perfect React components and user interfaces for our LMS platform and course interface templates. You'll be instrumental in enhancing the overall UI/UX, ensuring a seamless and engaging learning journey for millions of users.Bringing Designs to Life: Work closely with our design team to translate complex wireframes and prototypes into interactive, animated, and visually stunning frontend experiences, with an eye towards modern design tools and efficient implementation.Conversion-Driven Development: Apply foundational Conversion Rate Optimization (CRO) principles to your development process, understanding how UI choices impact user behavior and ultimately drive upsells and conversions.Integrating with Powerful Backends: Develop frontend features that seamlessly interact with our FastAPI-powered backend, including applications leveraging Retrieval-Augmented Generation (RAG) paradigms.Improving Core Platform: Contribute to architectural decisions and best practices for frontend development, ensuring scalability, maintainability, and optimal performance.Innovate &amp; Iterate: Actively participate in brainstorming sessions, code reviews, and contribute to a culture of continuous improvement and rapid iteration.What We're Looking For:We're seeking the top 1% of emerging talent – individuals who are not just skilled, but possess an intrinsic drive for excellence.Exceptional React.js Skills: Proven experience with React, including a strong understanding of its ecosystem, state management, and component-based architecture.Frontend Mastery: Solid grasp of HTML5, CSS3, and JavaScript (ES6+). Experience with modern styling approaches (e.g., Styled Components, Tailwind CSS, Sass).UX/UI Acumen: A keen eye for design, user experience, and a commitment to building interfaces that are both aesthetically pleasing and highly functional. Familiarity with interactive prototyping tools or animation libraries is a plus.Backend Awareness: Basic understanding of API interactions and experience consuming RESTful APIs. Exposure to or a strong interest in learning about FastAPI and RAG applications is highly valued.CRO Mindset: An understanding of basic Conversion Rate Optimization principles and how design and development choices influence user conversion funnels.Intellectual Curiosity &amp; Problem Solving: Demonstrated ability to quickly grasp new concepts, solve complex technical challenges, and continuously learn and adapt.High Agency &amp; Ownership: A proactive, self-starting attitude. You don't wait to be told what to do; you identify problems and opportunities and take initiative.Work Ethic: Resilient, dedicated, and committed to delivering high-quality results in a fast-paced environment.Collaboration: Eager to collaborate effectively within a cross-functional team, sharing knowledge and contributing to a positive team environment.Why Join UniCult?Direct Impact: Your work will directly influence the success of top creators and info-businesses, with visible results on transaction volumes and conversions.Rapid Growth Environment: Thrive in a company experiencing exponential growth, offering unparalleled learning opportunities and career acceleration.Competitive Compensation: A strong monthly stipend of INR 50,000 plus performance incentives, recognizing your immediate value and future potential.Clear Career Path: Opportunity for full-time conversion based on your performance and contributions during the internship.Culture of Excellence: Work in a collaborative, autonomous, and high-ownership environment where your contributions are recognized and celebrated.Cutting-Edge Tech: Get hands-on with modern frontend frameworks and engage with exciting backend technologies like FastAPI and RAG applications.To Stand Out:If you are particularly interested in this role and want to make your application shine, please email us directly at team@unicult.club with the subject "SDE Intern - Frontend Focus Application: [Your Name]" and tell us why we should hire you – be creative!If you're ready to tackle challenging problems, build impactful products, and grow with a company that's making waves in the creator economy, we want to hear from you!</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41</text:p>
          </table:table-cell>
        </table:table-row>
        <table:table-row table:style-name="ro1">
          <table:table-cell office:value-type="string" calcext:value-type="string">
            <text:p>Software Trainee Engineer</text:p>
          </table:table-cell>
          <table:table-cell office:value-type="string" calcext:value-type="string">
            <text:p>Essor Talents Consultancy</text:p>
          </table:table-cell>
          <table:table-cell office:value-type="string" calcext:value-type="string">
            <text:p>Bengaluru, Karnataka, India</text:p>
          </table:table-cell>
          <table:table-cell office:value-type="string" calcext:value-type="string">
            <text:p>https://in.linkedin.com/jobs/view/software-trainee-engineer-at-essor-talents-consultancy-4309115431?position=20&amp;pageNum=0&amp;refId=BdDApKS5q8QjgCZBwhre3Q%3D%3D&amp;trackingId=Iu5%2FSgRU61RHrZdN6EKWLA%3D%3D</text:p>
          </table:table-cell>
          <table:table-cell office:value-type="string" calcext:value-type="string">
            <text:p>Job Title: Software Trainee EngineerJob ID: RF513Work Location: BengaluruWork Mode: RemoteExperience Required: FresherSalary Offered: ₹2.5 LPAWorking Days: 5 DaysAbout the RoleWe are seeking enthusiastic and motivated Software Trainee Engineers who are eager to start their careers in software development. This opportunity is ideal for recent graduates who possess a strong foundation in computer science, solid technical knowledge, and a keen interest in learning modern technologies and industry practices.Key ResponsibilitiesAssist in the design, development, and testing of software applications.Collaborate with senior developers and project teams to build efficient, scalable solutions.Write clean, maintainable, and well-documented code.Participate in debugging, code reviews, and troubleshooting technical issues.Continuously learn and adapt to new tools, frameworks, and technologies.RequirementsBE/BTech in Computer Science, Information Technology, or related discipline.Strong understanding of HTML, CSS, Python, and Java.Internship or academic project experience in software development (preferred).Good analytical, problem-solving, and communication skills.Eagerness to learn and work collaboratively in a fast-paced environment.What We OfferOpportunity to gain real-world experience in modern software engineering.Supportive and collaborative work environment.Mentorship from experienced developers.Exposure to live projects and scalable application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48</text:p>
          </table:table-cell>
        </table:table-row>
        <table:table-row table:style-name="ro1">
          <table:table-cell office:value-type="string" calcext:value-type="string">
            <text:p>Software Developer Internship in Chennai</text:p>
          </table:table-cell>
          <table:table-cell office:value-type="string" calcext:value-type="string">
            <text:p>ROOVEL SOLUTIONS PRIVATE LIMITED</text:p>
          </table:table-cell>
          <table:table-cell office:value-type="string" calcext:value-type="string">
            <text:p>Chennai, Tamil Nadu, India</text:p>
          </table:table-cell>
          <table:table-cell office:value-type="string" calcext:value-type="string">
            <text:p>https://in.linkedin.com/jobs/view/software-developer-internship-in-chennai-at-roovel-solutions-private-limited-4311757004?position=21&amp;pageNum=0&amp;refId=BdDApKS5q8QjgCZBwhre3Q%3D%3D&amp;trackingId=cNsiPEP6HZ1rX751tdbGBw%3D%3D</text:p>
          </table:table-cell>
          <table:table-cell office:value-type="string" calcext:value-type="string">
            <text:p>Selected Intern's Day-to-day Responsibilities Include Assisting in designing, coding, testing, and deploying web applications Collaborating with senior developers to solve technical challengesAbout Company: Power Clean cleaning and degreasing chemicals are biodegradable cleaners and degreasers that are manufactured in India by Roovel Solutions Private Limited, with technical know-how from the USA.</text:p>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4:54</text:p>
          </table:table-cell>
        </table:table-row>
        <table:table-row table:style-name="ro1">
          <table:table-cell office:value-type="string" calcext:value-type="string">
            <text:p>Artificial Intelligence Engineer (Inetrn)</text:p>
          </table:table-cell>
          <table:table-cell office:value-type="string" calcext:value-type="string">
            <text:p>Corporate Website Solutions</text:p>
          </table:table-cell>
          <table:table-cell office:value-type="string" calcext:value-type="string">
            <text:p>Bengaluru, Karnataka, India</text:p>
          </table:table-cell>
          <table:table-cell office:value-type="string" calcext:value-type="string">
            <text:p>https://in.linkedin.com/jobs/view/artificial-intelligence-engineer-inetrn-at-corporate-website-solutions-4311249933?position=22&amp;pageNum=0&amp;refId=BdDApKS5q8QjgCZBwhre3Q%3D%3D&amp;trackingId=YmDNtbqcgDFUBEZNYb%2BviQ%3D%3D</text:p>
          </table:table-cell>
          <table:table-cell office:value-type="string" calcext:value-type="string">
            <text:p>About The JobWe are looking for a passionate and driven AI Intern to join our dynamic team. As an intern, you will have the opportunity to work on real-world projects, develop AI models, and collaborate with experienced professionals in the field. This internship is designed to provide hands-on experience in AI and machine learning, offering you the chance to contribute to impactful projects while enhancing your skills.Job DescriptionAs an AI Intern, you will work alongside experienced data scientists and AI engineers to explore, develop, and optimize machine learning and AI algorithms. This is an exciting opportunity to gain hands-on experience with advanced AI systems, contribute to impactful projects, and grow in a fast-paced, collaborative environment.ResponsibilitiesAssist in the development and implementation of AI and machine learning models.Conduct research on AI algorithms, models, and techniques to improve system performance.Collaborate with the AI team to design experiments, gather insights, and evaluate models.Process and analyze large datasets to derive meaningful insights.Develop and test machine learning pipelines and automation processes.Contribute to the improvement of AI tools, frameworks, and libraries.Present findings and results to the team, contributing to the evolution of AI products.Participate in team meetings and brainstorming sessions to develop new AI features.RequirementsCurrently pursuing a Bachelor's or Master’s degree in Computer Science, Data Science, Engineering, or a related field. Strong understanding of machine learning algorithms and data structures. Any Graduate / Bachelor's degree in Computer Science, Engineering, Mathematics, or a related field; Master's degree preferred. Proven experience in developing and implementing machine learning models and algorithms. Strong programming skills in languages such as Python, R, or Java.BenefitsInternship CertificateLetter of RecommendationPerformance-Based StipendPart-time work from home (2-3 hours per day)5 days a week, fully flexible shift</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03</text:p>
          </table:table-cell>
        </table:table-row>
        <table:table-row table:style-name="ro1">
          <table:table-cell office:value-type="string" calcext:value-type="string">
            <text:p>Intern - Software Engineering (.Net)</text:p>
          </table:table-cell>
          <table:table-cell office:value-type="string" calcext:value-type="string">
            <text:p>Icertis</text:p>
          </table:table-cell>
          <table:table-cell office:value-type="string" calcext:value-type="string">
            <text:p>Pune, Maharashtra, India</text:p>
          </table:table-cell>
          <table:table-cell office:value-type="string" calcext:value-type="string">
            <text:p>https://in.linkedin.com/jobs/view/intern-software-engineering-net-at-icertis-4289264422?position=23&amp;pageNum=0&amp;refId=BdDApKS5q8QjgCZBwhre3Q%3D%3D&amp;trackingId=I7sMUM%2FCQP0Uo6E1QQn%2BJQ%3D%3D</text:p>
          </table:table-cell>
          <table:table-cell office:value-type="string" calcext:value-type="string">
            <text:p>Job DescriptionThis is a great opportunity to learn and grow with a fast-paced, innovative company. You will be working with a talented team of developers and gain exposure to the latest technologies. We offer a friendly and collaborative work environment.ResponsibilitiesAssist in designing, developing and testing new features for our web applications using .Net &amp; Salesforce technologies.Help integrate third-party platforms and APIs into our core systems.Support the development team in building and maintaining scalable, robust applications.Learn and adhere to our software development lifecycle and processes.QualificationsPursuing a degree in Computer Science or a related technical field.Strong programming skills in any language. Knowledge of JavaScript, HTML, CSS is a plus.Familiarity with software development methodologies and tools.Good analytical and problem-solving abilities.Passion for learning new technologies.About UsIcertis is the global leader in AI-powered contract intelligence. The Icertis platform revolutionizes contract management, equipping customers with powerful insights and automation to grow revenue, control costs, mitigate risk, and ensure compliance - the pillars of business success. Today, more than one third of the Fortune 100 trust Icertis to realize the full intent of millions of commercial agreements in 90+ countries.About The TeamWho we a re: Icertis is the only contract intelligence platform companies trust to keep them out in front, now and in the future. Our unwavering commitment to contract intelligence is grounded in our FORTE values—Fairness, Openness, Respect, Teamwork and Execution—which guide all our interactions with employees, customers, partners, and stakeholders. Because in our mission to be the contract intelligence platform of the world, we believe how we get there is as important as the destination.Icertis, Inc. provides Equal Employment Opportunity to all employees and applicants for employment without regard to race, color, religion, gender identity or expression, sex, sexual orientation, national origin, age, disability, genetic information, marital status, amnesty, or status as a covered veteran in accordance with applicable federal, state and local laws. Icertis, Inc. complies with applicable state and local laws governing non-discrimination in employment in every location in which the company has facilities. If you are in need of accommodation or special assistance to navigate our website or to complete your application, please send an e-mail with your request to careers@icertis.com or get in touch with your recruiter.</text:p>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12</text:p>
          </table:table-cell>
        </table:table-row>
        <table:table-row table:style-name="ro1">
          <table:table-cell office:value-type="string" calcext:value-type="string">
            <text:p>Data Science Intern</text:p>
          </table:table-cell>
          <table:table-cell office:value-type="string" calcext:value-type="string">
            <text:p>Corporate Website Solutions</text:p>
          </table:table-cell>
          <table:table-cell office:value-type="string" calcext:value-type="string">
            <text:p>Bengaluru, Karnataka, India</text:p>
          </table:table-cell>
          <table:table-cell office:value-type="string" calcext:value-type="string">
            <text:p>https://in.linkedin.com/jobs/view/data-science-intern-at-corporate-website-solutions-4311255274?position=24&amp;pageNum=0&amp;refId=BdDApKS5q8QjgCZBwhre3Q%3D%3D&amp;trackingId=QQHSWMhFotlqr4zc64AeHg%3D%3D</text:p>
          </table:table-cell>
          <table:table-cell office:value-type="string" calcext:value-type="string">
            <text:p>Job DescriptionAs a Data Science Intern, you will collaborate with our data science and analytics teams to work on meaningful projects involving data analysis, predictive modeling, and statistical modeling. You will have the opportunity to apply your academic knowledge in a practical, fast-paced environment, contribute to key data-driven projects, and gain valuable experience with industry-leading tools and technologies.ResponsibilitiesAssist in collecting, cleaning, and preprocessing data from various sources.Perform exploratory data analysis to identify trends, patterns, and anomalies.Develop and implement machine learning models and algorithms.Create data visualizations and reports to communicate findings to stakeholders.Collaborate with team members on data-driven projects and research.Participate in meetings and contribute to discussions on project progress and strategy.Work with large datasets to clean, preprocess, and analyze data.Build and deploy statistical and machine learning models to generate actionable insights.Conduct exploratory data analysis (EDA) to uncover trends, patterns, and correlations.Assist in the creation of data visualizations and dashboards for reporting insights.Support the development and improvement of data pipelines and algorithms.Collaborate with cross-functional teams to understand data needs and translate them into actionable analytics solutions.Contribute to the documentation and presentation of results, findings, and recommendations.Participate in team meetings, brainstorming sessions, and project discussions.Duration: 2 Months (with the possibility of extending up to 6 months)MODE: Work From Home (Online)RequirementsAny Graduate / PassOuts / Freasher can apply.Currently pursuing a Bachelor's or Master’s degree in Data Science, Computer Science, Mathematics, Statistics, or a related field.Proficiency in programming languages such as Python, R, or SQL.Strong foundation in statistics, probability, and data analysis techniques.BenefitsInternship CertificateLetter of recommendationStipend Performance BasedPart time work from home (2-3 Hrs per day)5 days a week, Fully Flexible Shift</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19</text:p>
          </table:table-cell>
        </table:table-row>
        <table:table-row table:style-name="ro1">
          <table:table-cell office:value-type="string" calcext:value-type="string">
            <text:p>Software Engineer Intern</text:p>
          </table:table-cell>
          <table:table-cell office:value-type="string" calcext:value-type="string">
            <text:p>Goda Infotech LLP</text:p>
          </table:table-cell>
          <table:table-cell office:value-type="string" calcext:value-type="string">
            <text:p>Rajahmundry, Andhra Pradesh, India</text:p>
          </table:table-cell>
          <table:table-cell office:value-type="string" calcext:value-type="string">
            <text:p>https://in.linkedin.com/jobs/view/software-engineer-intern-at-goda-infotech-llp-4311272611?position=25&amp;pageNum=0&amp;refId=BdDApKS5q8QjgCZBwhre3Q%3D%3D&amp;trackingId=oGuGnYc9FXaz1nNj1BqGNQ%3D%3D</text:p>
          </table:table-cell>
          <table:table-cell office:value-type="string" calcext:value-type="string">
            <text:p>Company Description We suggest you enter details here. Role Description This is a full-time, on-site role for a Software Engineer Intern located in Rajahmundry. The Software Engineer Intern will be responsible for assisting with the design, development, and implementation of software applications. Day-to-day tasks include writing and testing code, debugging and troubleshooting software issues, collaborating with team members to understand project requirements, and maintaining accurate documentation of work. The Software Engineer Intern will also participate in code reviews and contribute to the development of technical specifications. Qualifications Proficiency in programming languages such as Java, Python, or C++Familiarity with software development methodologies and toolsKnowledge of web development technologies such as HTML, CSS, and JavaScriptStrong analytical and problem-solving skillsExcellent communication and teamwork skillsAbility to learn new technologies and concepts quicklyCurrently pursuing or recently completed a Bachelor's degree in Computer Science, Software Engineering, or a related fieldExperience with version control systems like Git is a plus</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28</text:p>
          </table:table-cell>
        </table:table-row>
        <table:table-row table:style-name="ro1">
          <table:table-cell office:value-type="string" calcext:value-type="string">
            <text:p>Data Science / AI-ML / Gen AI Mentor Intern</text:p>
          </table:table-cell>
          <table:table-cell office:value-type="string" calcext:value-type="string">
            <text:p>HCL GUVI</text:p>
          </table:table-cell>
          <table:table-cell office:value-type="string" calcext:value-type="string">
            <text:p>India</text:p>
          </table:table-cell>
          <table:table-cell office:value-type="string" calcext:value-type="string">
            <text:p>https://in.linkedin.com/jobs/view/data-science-ai-ml-gen-ai-mentor-intern-at-hcl-guvi-4310308669?position=26&amp;pageNum=0&amp;refId=BdDApKS5q8QjgCZBwhre3Q%3D%3D&amp;trackingId=aXMX9LDc1fuh87pSGbHRHA%3D%3D</text:p>
          </table:table-cell>
          <table:table-cell office:value-type="string" calcext:value-type="string">
            <text:p>About the Role:Are you a PhD or M.Tech student from a top-tier university (IITs, IISc, IISERs, NITs, etc.) aspiring to be a future professor, researcher, or thought leader in Data Science and AI?HCL–GUVI offers a Mentorship Internship where you will:Mentor learners in AI/ML, Deep Learning, and Generative AI.Gain first-hand experience in online teaching &amp; mentoring through a leading LMS platform.Collaborate with industry practitioners and edtech teams on real-world and state-of-the-art research projects.Work on AI in Education problems, such as building intelligent educational applications, personalized learning systems, and Gen AI-based teaching assistants.This is not just an internship — it’s an academic-industry bridge program that equips you with mentorship skills, edtech exposure, and professional networks while pursuing your advanced degree.Key Responsibilities:Deliver interactive online mentoring sessions (weekday evenings or weekends).Teach and guide learners on Data Science, Machine Learning, Deep Learning, and Generative AI with a hands-on, applied focus.Mentor students on coding labs, mini-projects, and real-world case studies.Provide doubt resolution, assignment reviews, and project guidance.Collaborate on educational research problems, including designing AI-powered teaching/assessment tools.Gain exposure to LMS platforms, online workspace tools, and student progress tracking systems.Work closely with GUVI’s curriculum &amp; industry teams to align teaching with state-of-the-art practices and applications.Who Can Apply:Currently pursuing M.Tech/MS/PhD in Computer Science, Data Science, AI/ML, or related fields.Students from top-tier institutes (IITs, IISc, IISERs, NITs, etc.) strongly preferred.Strong academic/research background in AI/ML and Deep Learning.Programming skills in Python with experience in Pandas, NumPy, scikit-learn, TensorFlow/PyTorch.Familiarity with LLMs, Hugging Face, LangChain, RAG, and Gen AI pipelines is a big plus.Excellent communication skills in English and Tamil (both required).Passionate about teaching, mentoring, and bridging research with practice.Why Join? - The Intern Advantage:Exposure to Online Teaching &amp; LMS: Hands-on experience with online learning platforms and digital classroom tools — a must-have skill for future professors and trainers.Work on SOTA Projects: Collaborate on cutting-edge AI/ML and Gen AI projects, including AI in Education applications.Industry-Academia Collaboration: Engage with industry mentors, edtech experts, and real-world learners.Research Opportunities: Contribute to research-driven educational applications and publishable outcomes.Career Edge: Build teaching, mentoring, and communication skills that strengthen your academic and professional profile.Competitive Stipend: Per-session stipend + incentives for outstanding mentorship.Flexibility: Part-time, 6–10 hours per week (choose weekday evenings or weekends).Schedule &amp; Commitment:Part-time internship (6–10 hrs/week).Duration: 3–6 months, extendable.How to Apply:Apply via this job post—or—Send your CV and a short note (mentioning your university, program, and preferred mentoring slot — weekday evenings or weekends) to: amitkumar@guvi.in—or— DM Amit Kumar on the platform where you found this posting.</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37</text:p>
          </table:table-cell>
        </table:table-row>
        <table:table-row table:style-name="ro1">
          <table:table-cell office:value-type="string" calcext:value-type="string">
            <text:p>Data Science Intern</text:p>
          </table:table-cell>
          <table:table-cell office:value-type="string" calcext:value-type="string">
            <text:p>WEBBOOST SOLUTION IT SERVICES</text:p>
          </table:table-cell>
          <table:table-cell office:value-type="string" calcext:value-type="string">
            <text:p>India</text:p>
          </table:table-cell>
          <table:table-cell office:value-type="string" calcext:value-type="string">
            <text:p>https://in.linkedin.com/jobs/view/data-science-intern-at-webboost-solution-it-services-4311592764?position=27&amp;pageNum=0&amp;refId=BdDApKS5q8QjgCZBwhre3Q%3D%3D&amp;trackingId=MDM8iDj0iXsxRQHGpzJr5Q%3D%3D</text:p>
          </table:table-cell>
          <table:table-cell office:value-type="string" calcext:value-type="string">
            <text:p>Data Science Intern (Paid)Company: WebBoost Solutions by UMLocation: RemoteDuration: 3 monthsOpportunity: Full-time based on performance, with a Certificate of InternshipAbout WebBoost Solutions by UMWebBoost Solutions by UM provides aspiring professionals with hands-on experience in data science, offering real-world projects to develop and refine their analytical and machine learning skills for a successful career.Responsibilities✅ Collect, preprocess, and analyze large datasets.✅ Develop predictive models and machine learning algorithms.✅ Perform exploratory data analysis (EDA) to extract meaningful insights.✅ Create data visualizations and dashboards for effective communication of findings.✅ Collaborate with cross-functional teams to deliver data-driven solutions.Requirements🎓 Enrolled in or graduate of a program in Data Science, Computer Science, Statistics, or a related field.🐍 Proficiency in Python for data analysis and modeling.🧠 Knowledge of machine learning libraries such as scikit-learn, TensorFlow, or PyTorch (preferred).📊 Familiarity with data visualization tools (Tableau, Power BI, or Matplotlib).🧐 Strong analytical and problem-solving skills.🗣 Excellent communication and teamwork abilities.Stipend &amp; Benefits💰 Stipend: ₹7,500 - ₹15,000 (Performance-Based).✔ Hands-on experience in data science projects.✔ Certificate of Internship &amp; Letter of Recommendation.✔ Opportunity to build a strong portfolio of data science models and applications.✔ Potential for full-time employment based on performance.How to Apply📩 Submit your resume and a cover letter with the subject line "Data Science Intern Application."📅 Deadline: 08th October 2025Equal OpportunityWebBoost Solutions by UM is committed to fostering an inclusive and diverse environment and encourages applications from all backgrounds.Let me know if you need any modifications!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48</text:p>
          </table:table-cell>
        </table:table-row>
        <table:table-row table:style-name="ro1">
          <table:table-cell office:value-type="string" calcext:value-type="string">
            <text:p>Data Science Intern</text:p>
          </table:table-cell>
          <table:table-cell office:value-type="string" calcext:value-type="string">
            <text:p>Zetheta Algorithms Private Limited</text:p>
          </table:table-cell>
          <table:table-cell office:value-type="string" calcext:value-type="string">
            <text:p>India</text:p>
          </table:table-cell>
          <table:table-cell office:value-type="string" calcext:value-type="string">
            <text:p>https://in.linkedin.com/jobs/view/data-science-intern-at-zetheta-algorithms-private-limited-4311237673?position=28&amp;pageNum=0&amp;refId=BdDApKS5q8QjgCZBwhre3Q%3D%3D&amp;trackingId=JutxQaAFhlMvV0%2FyTOArQQ%3D%3D</text:p>
          </table:table-cell>
          <table:table-cell office:value-type="string" calcext:value-type="string">
            <text:p>About the CompanyZeTheta Algorithms Private Limited is a FinTech start-up which has been recently set up and is developing innovative AI tools.https://www.instagram.com/zetheta.officialAbout the RoleAs a Data Scientist intern, you will work on cutting-edge projects involving financial data analysis, investment research, and risk modelling. You will have the opportunity to engage in multiple mini-projects or take up a focused innovation-based research project. The project experience is designed to provide practical exposure to data science in the context of asset management, trading, and financial technology. We provide problem statements, methodology and after you submit your solution to develop the solutions/ model, we also showcase to you sample solution. You can use our sample solution to modify your project submission and expand further based on suggestions given in our sample solution. You can opt for your own research based data science solution to develop/ model.ResponsibilitiesConduct data cleaning, wrangling, and pre-processing for financial datasets.Assist investment teams in equity research, fixed income research, portfolio management, and economic analysis.Apply statistical techniques to financial problems such as credit risk modelling, probability of default, and value-at-risk estimation.Work with big data sources including financial reports, macroeconomic datasets, and alternative investment data.Use either one – Python, Excel or R to analyse, visualize, and model financial data.Participate in research projects related to quantitative trading, financial derivatives, and portfolio optimization.Who Should Apply?Any student even without coding skills can upskill (self learning) to develop Data Science Solutions. Some basic knowledge of Excel or Python or R script can help complete the projects quicker. We permit the use of all LLMs/ NLPs to help students to develop the solutions.Strong problem-solving and analytical skills.Able to self-learn and work independently in a remote, flexible environment.Internship DetailsDuration: Option of 1 month, 2 month, 3 month, 4 month or 6 monthsTiming: Self-paced.Type: Unpaid</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5:58</text:p>
          </table:table-cell>
        </table:table-row>
        <table:table-row table:style-name="ro1">
          <table:table-cell office:value-type="string" calcext:value-type="string">
            <text:p>Data Science Intern</text:p>
          </table:table-cell>
          <table:table-cell office:value-type="string" calcext:value-type="string">
            <text:p>UM IT PRIVATE LIMITED</text:p>
          </table:table-cell>
          <table:table-cell office:value-type="string" calcext:value-type="string">
            <text:p>India</text:p>
          </table:table-cell>
          <table:table-cell office:value-type="string" calcext:value-type="string">
            <text:p>https://in.linkedin.com/jobs/view/data-science-intern-at-um-it-private-limited-4312027650?position=29&amp;pageNum=0&amp;refId=BdDApKS5q8QjgCZBwhre3Q%3D%3D&amp;trackingId=I%2Fx%2BMHtIwjo8xSA4ClM3bw%3D%3D</text:p>
          </table:table-cell>
          <table:table-cell office:value-type="string" calcext:value-type="string">
            <text:p>Data Science Intern (Paid)Company: WebBoost Solutions by UMLocation: RemoteDuration: 3 monthsOpportunity: Full-time based on performance, with a Certificate of InternshipAbout WebBoost Solutions by UMWebBoost Solutions by UM provides aspiring professionals with hands-on experience in data science, offering real-world projects to develop and refine their analytical and machine learning skills for a successful career.Responsibilities✅ Collect, preprocess, and analyze large datasets.✅ Develop predictive models and machine learning algorithms.✅ Perform exploratory data analysis (EDA) to extract meaningful insights.✅ Create data visualizations and dashboards for effective communication of findings.✅ Collaborate with cross-functional teams to deliver data-driven solutions.Requirements🎓 Enrolled in or graduate of a program in Data Science, Computer Science, Statistics, or a related field.🐍 Proficiency in Python for data analysis and modeling.🧠 Knowledge of machine learning libraries such as scikit-learn, TensorFlow, or PyTorch (preferred).📊 Familiarity with data visualization tools (Tableau, Power BI, or Matplotlib).🧐 Strong analytical and problem-solving skills.🗣 Excellent communication and teamwork abilities.Stipend &amp; Benefits💰 Stipend: ₹7,500 - ₹15,000 (Performance-Based).✔ Hands-on experience in data science projects.✔ Certificate of Internship &amp; Letter of Recommendation.✔ Opportunity to build a strong portfolio of data science models and applications.✔ Potential for full-time employment based on performance.How to Apply📩 Submit your resume and a cover letter with the subject line "Data Science Intern Application."📅 Deadline: 09th October 2025Equal OpportunityWebBoost Solutions by UM is committed to fostering an inclusive and diverse environment and encourages applications from all backgrounds.Let me know if you need any modifications!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6:04</text:p>
          </table:table-cell>
        </table:table-row>
        <table:table-row table:style-name="ro1">
          <table:table-cell office:value-type="string" calcext:value-type="string">
            <text:p>Internship Program</text:p>
          </table:table-cell>
          <table:table-cell office:value-type="string" calcext:value-type="string">
            <text:p>SUM INAgri</text:p>
          </table:table-cell>
          <table:table-cell office:value-type="string" calcext:value-type="string">
            <text:p>Pune, Maharashtra, India</text:p>
          </table:table-cell>
          <table:table-cell office:value-type="string" calcext:value-type="string">
            <text:p>https://in.linkedin.com/jobs/view/internship-program-at-sum-inagri-4311233309?position=30&amp;pageNum=0&amp;refId=BdDApKS5q8QjgCZBwhre3Q%3D%3D&amp;trackingId=DYFWQa5kNpDRW0lNAKh70g%3D%3D</text:p>
          </table:table-cell>
          <table:table-cell office:value-type="string" office:string-value="Company DescriptionSUM INAgri is a movement inspired by the Swarashtra Utkranti Mission In Agriculture, promoting innovation and progress in agriculture, education, and society. Powered by a dynamic and visionary young team, SUM INAgri is dedicated to creative thinking, bold actions, and meaningful contributions. With a mission to revolutionize the agricultural landscape and empower communities through education and social initiatives, SUM INAgri is deeply rooted in innovation and growth. Join us as we cultivate a brighter future for agriculture, education, and society.💻 Internship Roles Available -1. React Native Developer Intern•Develop and enhance mobile applications for our AgriTech platform•Work closely with backend and IoT teams to integrate live soil and field data•Optimize app performance and ensure smooth UI/UX for end usersSkills Required: React Native, JavaScript/TypeScript, API integration2. Node.js / Firebase Developer Intern•Build and maintain backend systems using Node.js and Firebase•Develop APIs to connect mobile apps and soil IoT devices•Manage real-time databases and implement authentication modulesSkills Required: Node.js, Firebase (Firestore / Cloud Functions), REST APIs3. AI / Machine Learning Intern•Work on data analysis and model development for soil, crop, and environmental data•Build AI agents and predictive systems for smart farming•Collaborate with tech teams to integrate ML models into digital productsSkills Required: Python, Machine Learning, Data Science tools (Pandas, TensorFlow, Scikit-learn)🌱 What You’ll Gain•Hands-on experience in real-world AgriTech projects•Exposure to IoT, AI, and digital product development•Mentorship from industry professionals•Internship Certificate &#10;&#10;&#10;&#10;        &#10;            Show more&#10;          &#10;&#10;          &#10;&#10;&#10;&#10;        &#10;            Show less" calcext:value-type="string">
            <text:p>Company DescriptionSUM INAgri is a movement inspired by the Swarashtra Utkranti Mission In Agriculture, promoting innovation and progress in agriculture, education, and society. Powered by a dynamic and visionary young team, SUM INAgri is dedicated to creative thinking, bold actions, and meaningful contributions. With a mission to revolutionize the agricultural landscape and empower communities through education and social initiatives, SUM INAgri is deeply rooted in innovation and growth. Join us as we cultivate a brighter future for agriculture, education, and society.💻 Internship Roles Available -1. React Native Developer Intern•Develop and enhance mobile applications for our AgriTech platform•Work closely with backend and IoT teams to integrate live soil and field data•Optimize app performance and ensure smooth UI/UX for end usersSkills Required: React Native, JavaScript/TypeScript, API integration2. Node.js / Firebase Developer Intern•Build and maintain backend systems using Node.js and Firebase•Develop APIs to connect mobile apps and soil IoT devices•Manage real-time databases and implement authentication modulesSkills Required: Node.js, Firebase (Firestore / Cloud Functions), REST APIs3. AI / Machine Learning Intern•Work on data analysis and model development for soil, crop, and environmental data•Build AI agents and predictive systems for smart farming•Collaborate with tech teams to integrate ML models into digital productsSkills Required: Python, Machine Learning, Data Science tools (Pandas, TensorFlow, Scikit-learn)🌱 What You’ll Gain•Hands-on experience in real-world AgriTech projects•Exposure to IoT, AI, and digital product development•Mentorship from industry professionals•Internship Certificate </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6:11</text:p>
          </table:table-cell>
        </table:table-row>
        <table:table-row table:style-name="ro1">
          <table:table-cell office:value-type="string" calcext:value-type="string">
            <text:p>BDE/Sales Intern</text:p>
          </table:table-cell>
          <table:table-cell office:value-type="string" calcext:value-type="string">
            <text:p>Quanteon Solutions</text:p>
          </table:table-cell>
          <table:table-cell office:value-type="string" calcext:value-type="string">
            <text:p>Hyderabad, Telangana, India</text:p>
          </table:table-cell>
          <table:table-cell office:value-type="string" calcext:value-type="string">
            <text:p>https://in.linkedin.com/jobs/view/bde-sales-intern-at-quanteon-solutions-4311233805?position=31&amp;pageNum=0&amp;refId=BdDApKS5q8QjgCZBwhre3Q%3D%3D&amp;trackingId=y1dsWrRhT8i1bZYuAY973A%3D%3D</text:p>
          </table:table-cell>
          <table:table-cell office:value-type="string" calcext:value-type="string">
            <text:p>Company DescriptionAt Quanteon Solutions, we believe technology should drive impact, create opportunities, and fuel business growth. Since 2015, we’ve been transforming complex challenges into smart, scalable solutions in industries including Healthcare, FinTech, E-Commerce, Insurance, and Supply chain. We specialize in Custom Web &amp; Mobile Application Development, Salesforce Implementation, Cloud Hosting &amp; Migration, RPA, Data Analytics, Machine Learning, and Generative AI. With over 300 successful projects, our AI-driven innovations help businesses stay ahead in an ever-evolving digital landscape, while ensuring security and compliance.Role DescriptionThis is a Intern to full-time role located in Hyderabad. The BDE/Sales Intern will be responsible for assisting the sales team with lead generation, prospecting, and customer engagement. Daily tasks include conducting market research, identifying potential clients, and supporting sales strategies. The intern will also assist with customer service inquiries, participate in sales meetings, and gain hands-on experience in sales management.QualificationsExcellent communication and customer service skillsSales and sales management capabilitiesExperience or interest in training and developing sales strategiesDeep Knowledge on Sales and BDE toolsStrong organizational and time management skillsAbility to work independently and as part of a teamMBA in Sales &amp; Marketing preferred</text:p>
            <text:p/>
            <text:p/>
            <text:p/>
            <text:p>        </text:p>
            <text:p>            Show more</text:p>
            <text:p>          </text:p>
            <text:p/>
            <text:p>          </text:p>
            <text:p/>
            <text:p/>
            <text:p/>
            <text:p>        </text:p>
            <text:p>            Show less</text:p>
          </table:table-cell>
          <table:table-cell office:value-type="string" calcext:value-type="string">
            <text:p>Machine Learning Intern</text:p>
          </table:table-cell>
          <table:table-cell office:value-type="string" calcext:value-type="string">
            <text:p>Entry Level</text:p>
          </table:table-cell>
          <table:table-cell office:value-type="float" office:value="7" calcext:value-type="float">
            <text:p>7</text:p>
          </table:table-cell>
          <table:table-cell table:style-name="ce1" office:value-type="string" calcext:value-type="string">
            <text:p>2025-10-08 15:16:22</text:p>
          </table:table-cell>
        </table:table-row>
        <table:table-row table:style-name="ro1" table:number-rows-repeated="1048505">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08T15:22:04.032364064</dc:date>
    <meta:editing-duration>PT1M13S</meta:editing-duration>
    <meta:editing-cycles>1</meta:editing-cycles>
    <meta:generator>LibreOffice/7.3.7.2$Linux_X86_64 LibreOffice_project/30$Build-2</meta:generator>
    <meta:document-statistic meta:table-count="1" meta:cell-count="630" meta:object-count="0"/>
  </office:meta>
</office:document-meta>
</file>